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fo:margin-left="-0.0833in" table:align="left" style:writing-mode="lr-tb"/>
    </style:style>
    <style:style style:name="Table1.A" style:family="table-column">
      <style:table-column-properties style:column-width="0.7653in"/>
    </style:style>
    <style:style style:name="Table1.B" style:family="table-column">
      <style:table-column-properties style:column-width="2.4833in"/>
    </style:style>
    <style:style style:name="Table1.C" style:family="table-column">
      <style:table-column-properties style:column-width="2.4417in"/>
    </style:style>
    <style:style style:name="Table1.D" style:family="table-column">
      <style:table-column-properties style:column-width="0.625in"/>
    </style:style>
    <style:style style:name="Table1.E" style:family="table-column">
      <style:table-column-properties style:column-width="0.7743in"/>
    </style:style>
    <style:style style:name="Table1.1" style:family="table-row">
      <style:table-row-properties fo:keep-together="always"/>
    </style:style>
    <style:style style:name="Table1.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1.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1.E1" style:family="table-cell">
      <style:table-cell-properties style:vertical-align="middle" fo:padding-left="0.0799in" fo:padding-right="0.0799in" fo:padding-top="0in" fo:padding-bottom="0in" fo:border-left="0.75pt solid #000000" fo:border-right="0.75pt solid #000000" fo:border-top="0.5pt solid #000000" fo:border-bottom="0.75pt solid #000000" style:writing-mode="lr-tb"/>
    </style:style>
    <style:style style:name="Table1.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799in" fo:padding-right="0.0799in" fo:padding-top="0in" fo:padding-bottom="0in" fo:border="0.75pt solid #000000" style:writing-mode="lr-tb"/>
    </style:style>
    <style:style style:name="Table1.A6"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1.B6"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1.E6" style:family="table-cell">
      <style:table-cell-properties style:vertical-align="top" fo:padding-left="0.0799in" fo:padding-right="0.0799in" fo:padding-top="0in" fo:padding-bottom="0in" fo:border-left="0.75pt solid #000000" fo:border-right="0.75pt solid #000000" fo:border-top="0.75pt solid #000000" fo:border-bottom="0.5pt solid #000000" style:writing-mode="lr-tb"/>
    </style:style>
    <style:style style:name="Table2" style:family="table">
      <style:table-properties style:width="7.2118in" fo:margin-left="-0.0833in" table:align="left" style:writing-mode="lr-tb"/>
    </style:style>
    <style:style style:name="Table2.A" style:family="table-column">
      <style:table-column-properties style:column-width="0.7049in"/>
    </style:style>
    <style:style style:name="Table2.B" style:family="table-column">
      <style:table-column-properties style:column-width="1.625in"/>
    </style:style>
    <style:style style:name="Table2.C" style:family="table-column">
      <style:table-column-properties style:column-width="1.375in"/>
    </style:style>
    <style:style style:name="Table2.D" style:family="table-column">
      <style:table-column-properties style:column-width="1.5in"/>
    </style:style>
    <style:style style:name="Table2.E" style:family="table-column">
      <style:table-column-properties style:column-width="0.375in"/>
    </style:style>
    <style:style style:name="Table2.F" style:family="table-column">
      <style:table-column-properties style:column-width="0.625in"/>
    </style:style>
    <style:style style:name="Table2.G" style:family="table-column">
      <style:table-column-properties style:column-width="1.0069in"/>
    </style:style>
    <style:style style:name="Table2.1" style:family="table-row">
      <style:table-row-properties fo:keep-together="always"/>
    </style:style>
    <style:style style:name="Table2.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2.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2.G1" style:family="table-cell">
      <style:table-cell-properties style:vertical-align="middle" fo:padding-left="0.0799in" fo:padding-right="0.0799in" fo:padding-top="0in" fo:padding-bottom="0in" fo:border-left="0.75pt solid #000000" fo:border-right="0.5pt solid #000000" fo:border-top="0.5pt solid #000000" fo:border-bottom="0.75pt solid #000000" style:writing-mode="lr-tb"/>
    </style:style>
    <style:style style:name="Table2.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2.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2.G2" style:family="table-cell">
      <style:table-cell-properties style:vertical-align="top" fo:padding-left="0.0799in" fo:padding-right="0.0799in" fo:padding-top="0in" fo:padding-bottom="0in" fo:border-left="0.75pt solid #000000" fo:border-right="0.5pt solid #000000" fo:border-top="0.75pt solid #000000" fo:border-bottom="0.75pt solid #000000" style:writing-mode="lr-tb"/>
    </style:style>
    <style:style style:name="Table2.A4"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2.B4"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2.G4" style:family="table-cell">
      <style:table-cell-properties style:vertical-align="top" fo:padding-left="0.0799in" fo:padding-right="0.0799in" fo:padding-top="0in" fo:padding-bottom="0in" fo:border-left="0.75pt solid #000000" fo:border-right="0.5pt solid #000000" fo:border-top="0.75pt solid #000000" fo:border-bottom="0.5pt solid #000000" style:writing-mode="lr-tb"/>
    </style:style>
    <style:style style:name="Table3" style:family="table">
      <style:table-properties style:width="7.1667in" fo:margin-left="-0.0833in" table:align="left" style:writing-mode="lr-tb"/>
    </style:style>
    <style:style style:name="Table3.A" style:family="table-column">
      <style:table-column-properties style:column-width="1.0799in"/>
    </style:style>
    <style:style style:name="Table3.B" style:family="table-column">
      <style:table-column-properties style:column-width="3.125in"/>
    </style:style>
    <style:style style:name="Table3.C" style:family="table-column">
      <style:table-column-properties style:column-width="2.9618in"/>
    </style:style>
    <style:style style:name="Table3.1" style:family="table-row">
      <style:table-row-properties fo:keep-together="always"/>
    </style:style>
    <style:style style:name="Table3.A1" style:family="table-cell">
      <style:table-cell-properties style:vertical-align="top" fo:padding-left="0.0799in" fo:padding-right="0.0799in" fo:padding-top="0in" fo:padding-bottom="0in" fo:border-left="0.5pt solid #000000" fo:border-right="none" fo:border-top="0.5pt solid #000000" fo:border-bottom="0.75pt solid #000000" style:writing-mode="lr-tb"/>
    </style:style>
    <style:style style:name="Table3.B1" style:family="table-cell">
      <style:table-cell-properties style:vertical-align="top" fo:padding-left="0.0799in" fo:padding-right="0.0799in" fo:padding-top="0in" fo:padding-bottom="0in" fo:border-left="0.75pt solid #000000" fo:border-right="none" fo:border-top="0.5pt solid #000000" fo:border-bottom="0.75pt solid #000000" style:writing-mode="lr-tb"/>
    </style:style>
    <style:style style:name="Table3.C1" style:family="table-cell">
      <style:table-cell-properties style:vertical-align="middle" fo:padding-left="0.0799in" fo:padding-right="0.0799in" fo:padding-top="0in" fo:padding-bottom="0in" fo:border-left="0.75pt solid #000000" fo:border-right="0.5pt solid #000000" fo:border-top="0.5pt solid #000000" fo:border-bottom="0.75pt solid #000000" style:writing-mode="lr-tb"/>
    </style:style>
    <style:style style:name="Table3.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3.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99in" fo:padding-right="0.0799in" fo:padding-top="0in" fo:padding-bottom="0in" fo:border-left="0.75pt solid #000000" fo:border-right="0.5pt solid #000000" fo:border-top="0.75pt solid #000000" fo:border-bottom="0.75pt solid #000000" style:writing-mode="lr-tb"/>
    </style:style>
    <style:style style:name="Table3.A3" style:family="table-cell">
      <style:table-cell-properties style:vertical-align="top" fo:padding-left="0.0799in" fo:padding-right="0.0799in" fo:padding-top="0in" fo:padding-bottom="0in" fo:border-left="0.5pt solid #000000" fo:border-right="none" fo:border-top="0.75pt solid #000000" fo:border-bottom="0.5pt solid #000000" style:writing-mode="lr-tb"/>
    </style:style>
    <style:style style:name="Table3.B3" style:family="table-cell">
      <style:table-cell-properties style:vertical-align="top" fo:padding-left="0.0799in" fo:padding-right="0.0799in" fo:padding-top="0in" fo:padding-bottom="0in" fo:border-left="0.75pt solid #000000" fo:border-right="none" fo:border-top="0.75pt solid #000000" fo:border-bottom="0.5pt solid #000000" style:writing-mode="lr-tb"/>
    </style:style>
    <style:style style:name="Table3.C3" style:family="table-cell">
      <style:table-cell-properties style:vertical-align="top" fo:padding-left="0.0799in" fo:padding-right="0.0799in" fo:padding-top="0in" fo:padding-bottom="0in" fo:border-left="0.75pt solid #000000" fo:border-right="0.5pt solid #000000" fo:border-top="0.75pt solid #000000" fo:border-bottom="0.5pt solid #000000" style:writing-mode="lr-tb"/>
    </style:style>
    <style:style style:name="Table4" style:family="table">
      <style:table-properties style:width="7.0694in" fo:margin-left="0.184in" table:align="left" style:writing-mode="lr-tb"/>
    </style:style>
    <style:style style:name="Table4.A" style:family="table-column">
      <style:table-column-properties style:column-width="2.875in"/>
    </style:style>
    <style:style style:name="Table4.B" style:family="table-column">
      <style:table-column-properties style:column-width="0.6639in"/>
    </style:style>
    <style:style style:name="Table4.C" style:family="table-column">
      <style:table-column-properties style:column-width="2.2951in"/>
    </style:style>
    <style:style style:name="Table4.D" style:family="table-column">
      <style:table-column-properties style:column-width="1.2354in"/>
    </style:style>
    <style:style style:name="Table4.1" style:family="table-row">
      <style:table-row-properties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354in" fo:margin-left="0.1201in" table:align="left" style:writing-mode="lr-tb"/>
    </style:style>
    <style:style style:name="Table5.A" style:family="table-column">
      <style:table-column-properties style:column-width="0.75in"/>
    </style:style>
    <style:style style:name="Table5.B" style:family="table-column">
      <style:table-column-properties style:column-width="0.2896in"/>
    </style:style>
    <style:style style:name="Table5.C" style:family="table-column">
      <style:table-column-properties style:column-width="0.5854in"/>
    </style:style>
    <style:style style:name="Table5.D" style:family="table-column">
      <style:table-column-properties style:column-width="1.0625in"/>
    </style:style>
    <style:style style:name="Table5.E" style:family="table-column">
      <style:table-column-properties style:column-width="3.1875in"/>
    </style:style>
    <style:style style:name="Table5.F" style:family="table-column">
      <style:table-column-properties style:column-width="1.2604in"/>
    </style:style>
    <style:style style:name="Table5.1" style:family="table-row">
      <style:table-row-properties fo:keep-together="auto"/>
    </style:style>
    <style:style style:name="Table5.A1" style:family="table-cell">
      <style:table-cell-properties style:vertical-align="middle" fo:background-color="#c0c0c0"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background-image/>
      </style:table-cell-properties>
    </style:style>
    <style:style style:name="Table5.F1" style:family="table-cell">
      <style:table-cell-properties style:vertical-align="middle" fo:background-color="#c0c0c0" style:border-line-width="0.0208in 0.0104in 0.0104in" fo:padding="0.0104in" fo:border="3pt double #000000" style:writing-mode="lr-tb">
        <style:background-image/>
      </style:table-cell-properties>
    </style:style>
    <style:style style:name="Table5.A2" style:family="table-cell">
      <style:table-cell-properties style:vertical-align="top" fo:background-color="#ffffff" style:border-line-width-left="0.0208in 0.0104in 0.0104in" style:border-line-width-top="0.0208in 0.0104in 0.0104in" style:border-line-width-bottom="0.0208in 0.0104in 0.0104in" fo:padding="0.0104in" fo:border-left="3pt double #808080" fo:border-right="none" fo:border-top="3pt double #808080" fo:border-bottom="3pt double #808080" style:writing-mode="lr-tb">
        <style:background-image/>
      </style:table-cell-properties>
    </style:style>
    <style:style style:name="Table5.F2" style:family="table-cell">
      <style:table-cell-properties style:vertical-align="top" fo:background-color="#ffffff" style:border-line-width="0.0208in 0.0104in 0.0104in" fo:padding="0.0104in" fo:border="3pt double #808080" style:writing-mode="lr-tb">
        <style:background-image/>
      </style:table-cell-properties>
    </style:style>
    <style:style style:name="Table6" style:family="table">
      <style:table-properties style:width="6.9743in" fo:margin-left="0.1201in" table:align="left" style:writing-mode="lr-tb"/>
    </style:style>
    <style:style style:name="Table6.A" style:family="table-column">
      <style:table-column-properties style:column-width="0.75in"/>
    </style:style>
    <style:style style:name="Table6.B" style:family="table-column">
      <style:table-column-properties style:column-width="0.4813in"/>
    </style:style>
    <style:style style:name="Table6.C" style:family="table-column">
      <style:table-column-properties style:column-width="0.4597in"/>
    </style:style>
    <style:style style:name="Table6.F" style:family="table-column">
      <style:table-column-properties style:column-width="0.3979in"/>
    </style:style>
    <style:style style:name="Table6.G" style:family="table-column">
      <style:table-column-properties style:column-width="0.5444in"/>
    </style:style>
    <style:style style:name="Table6.K" style:family="table-column">
      <style:table-column-properties style:column-width="0.4444in"/>
    </style:style>
    <style:style style:name="Table6.N" style:family="table-column">
      <style:table-column-properties style:column-width="0.4549in"/>
    </style:style>
    <style:style style:name="Table6.1" style:family="table-row">
      <style:table-row-properties fo:keep-together="auto"/>
    </style:style>
    <style:style style:name="Table6.A1" style:family="table-cell">
      <style:table-cell-properties style:vertical-align="middle" fo:background-color="#c0c0c0" style:border-line-width-left="0.0208in 0.0104in 0.0104in" style:border-line-width-top="0.0208in 0.0104in 0.0104in" fo:padding="0.0104in" fo:border-left="3pt double #c0c0c0" fo:border-right="none" fo:border-top="3pt double #c0c0c0" fo:border-bottom="0.75pt solid #000000" style:writing-mode="lr-tb">
        <style:background-image/>
      </style:table-cell-properties>
    </style:style>
    <style:style style:name="Table6.B1" style:family="table-cell">
      <style:table-cell-properties style:vertical-align="middle" fo:background-color="#c0c0c0" style:border-line-width-top="0.0208in 0.0104in 0.0104in" fo:padding="0.0104in" fo:border-left="0.75pt solid #000000" fo:border-right="none" fo:border-top="3pt double #c0c0c0" fo:border-bottom="0.75pt solid #000000" style:writing-mode="lr-tb">
        <style:background-image/>
      </style:table-cell-properties>
    </style:style>
    <style:style style:name="Table6.N1" style:family="table-cell">
      <style:table-cell-properties style:vertical-align="middle" fo:background-color="#c0c0c0" style:border-line-width-right="0.0104in 0.0104in 0.0208in" style:border-line-width-top="0.0208in 0.0104in 0.0104in" fo:padding="0.0104in" fo:border-left="0.75pt solid #000000" fo:border-right="3pt double #c0c0c0" fo:border-top="3pt double #c0c0c0" fo:border-bottom="0.75pt solid #000000" style:writing-mode="lr-tb">
        <style:background-image/>
      </style:table-cell-properties>
    </style:style>
    <style:style style:name="Table6.A2" style:family="table-cell">
      <style:table-cell-properties style:vertical-align="top" fo:background-color="#ffffff" style:border-line-width-left="0.0208in 0.0104in 0.0104in" fo:padding="0.0104in" fo:border-left="3pt double #c0c0c0" fo:border-right="none" fo:border-top="0.75pt solid #000000" fo:border-bottom="0.75pt solid #000000" style:writing-mode="lr-tb">
        <style:background-image/>
      </style:table-cell-properties>
    </style:style>
    <style:style style:name="Table6.B2" style:family="table-cell">
      <style:table-cell-properties style:vertical-align="top" fo:background-color="#ffffff" fo:padding="0.0104in" fo:border-left="0.75pt solid #000000" fo:border-right="none" fo:border-top="0.75pt solid #000000" fo:border-bottom="0.75pt solid #000000" style:writing-mode="lr-tb">
        <style:background-image/>
      </style:table-cell-properties>
    </style:style>
    <style:style style:name="Table6.N2" style:family="table-cell">
      <style:table-cell-properties style:vertical-align="top" fo:background-color="#ffffff" style:border-line-width-right="0.0104in 0.0104in 0.0208in" fo:padding="0.0104in" fo:border-left="0.75pt solid #000000" fo:border-right="3pt double #c0c0c0" fo:border-top="0.75pt solid #000000" fo:border-bottom="0.75pt solid #000000" style:writing-mode="lr-tb">
        <style:background-image/>
      </style:table-cell-properties>
    </style:style>
    <style:style style:name="Table6.A5" style:family="table-cell">
      <style:table-cell-properties style:vertical-align="top" fo:background-color="#ffffff" style:border-line-width-left="0.0208in 0.0104in 0.0104in" style:border-line-width-bottom="0.0104in 0.0104in 0.0208in" fo:padding="0.0104in" fo:border-left="3pt double #c0c0c0" fo:border-right="none" fo:border-top="0.75pt solid #000000" fo:border-bottom="3pt double #c0c0c0" style:writing-mode="lr-tb">
        <style:background-image/>
      </style:table-cell-properties>
    </style:style>
    <style:style style:name="Table6.B5" style:family="table-cell">
      <style:table-cell-properties style:vertical-align="top" fo:background-color="#ffffff" style:border-line-width-bottom="0.0104in 0.0104in 0.0208in" fo:padding="0.0104in" fo:border-left="0.75pt solid #000000" fo:border-right="none" fo:border-top="0.75pt solid #000000" fo:border-bottom="3pt double #c0c0c0" style:writing-mode="lr-tb">
        <style:background-image/>
      </style:table-cell-properties>
    </style:style>
    <style:style style:name="Table6.N5" style:family="table-cell">
      <style:table-cell-properties style:vertical-align="top" fo:background-color="#ffffff" style:border-line-width-right="0.0104in 0.0104in 0.0208in" style:border-line-width-bottom="0.0104in 0.0104in 0.0208in" fo:padding="0.0104in" fo:border-left="0.75pt solid #000000" fo:border-right="3pt double #c0c0c0" fo:border-top="0.75pt solid #000000" fo:border-bottom="3pt double #c0c0c0" style:writing-mode="lr-tb">
        <style:background-image/>
      </style:table-cell-properties>
    </style:style>
    <style:style style:name="P1" style:family="paragraph" style:parent-style-name="Standard">
      <style:paragraph-properties fo:text-align="center" style:justify-single-word="false"/>
      <style:text-properties fo:language="fr" fo:country="CA" officeooo:rsid="00074432" officeooo:paragraph-rsid="00074432"/>
    </style:style>
    <style:style style:name="P2" style:family="paragraph" style:parent-style-name="Standard">
      <style:text-properties fo:font-variant="small-caps" fo:font-size="11pt" fo:language="fr" fo:country="CA" style:font-size-asian="11pt" style:language-asian="en" style:country-asian="US" style:font-size-complex="11pt"/>
    </style:style>
    <style:style style:name="P3" style:family="paragraph" style:parent-style-name="Standard">
      <style:paragraph-properties fo:text-align="center" style:justify-single-word="false"/>
      <style:text-properties fo:color="#7030a0" fo:language="fr" fo:country="CA" fo:font-weight="bold" style:font-weight-asian="bold" style:font-name-complex="Arial" style:font-size-complex="10pt" style:font-weight-complex="bold"/>
    </style:style>
    <style:style style:name="P4"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5" style:family="paragraph" style:parent-style-name="Standard">
      <style:paragraph-properties fo:margin-left="0.5in" fo:margin-right="0in" fo:text-indent="0in" style:auto-text-indent="false"/>
    </style:style>
    <style:style style:name="P6" style:family="paragraph" style:parent-style-name="ReqSubArea">
      <style:paragraph-properties fo:margin-left="0.5in" fo:margin-right="0in" fo:text-indent="0in" style:auto-text-indent="false"/>
      <style:text-properties fo:color="#7030a0" fo:language="fr" fo:country="CA"/>
    </style:style>
    <style:style style:name="P7" style:family="paragraph" style:parent-style-name="Standard">
      <style:paragraph-properties fo:margin-top="0.0417in" fo:margin-bottom="0.0417in" loext:contextual-spacing="false"/>
      <style:text-properties fo:color="#7030a0" fo:language="fr" fo:country="CA" fo:font-weight="bold" style:font-weight-asian="bold" style:font-name-complex="Arial" style:font-size-complex="10pt" style:font-weight-complex="bold"/>
    </style:style>
    <style:style style:name="P8" style:family="paragraph" style:parent-style-name="Standard">
      <style:paragraph-properties fo:margin-top="0.0417in" fo:margin-bottom="0.0417in" loext:contextual-spacing="false" fo:text-align="center" style:justify-single-word="false" fo:orphans="0" fo:widows="0" style:text-autospace="none"/>
      <style:text-properties fo:color="#7030a0" fo:language="fr" fo:country="CA" fo:font-weight="bold" style:font-weight-asian="bold" style:font-name-complex="Arial" style:font-size-complex="10pt" style:font-weight-complex="bold"/>
    </style:style>
    <style:style style:name="P9" style:family="paragraph" style:parent-style-name="Heading">
      <style:text-properties fo:language="fr" fo:country="CA"/>
    </style:style>
    <style:style style:name="P10" style:family="paragraph" style:parent-style-name="Heading">
      <style:text-properties fo:language="fr" fo:country="CA" officeooo:rsid="0005c1a2" officeooo:paragraph-rsid="0005c1a2"/>
    </style:style>
    <style:style style:name="P11" style:family="paragraph" style:parent-style-name="Heading">
      <style:text-properties fo:language="fr" fo:country="CA" officeooo:rsid="000dfd38" officeooo:paragraph-rsid="000dfd38"/>
    </style:style>
    <style:style style:name="P12" style:family="paragraph" style:parent-style-name="Text_20_body">
      <style:text-properties fo:color="#7030a0" fo:language="fr" fo:country="CA"/>
    </style:style>
    <style:style style:name="P13" style:family="paragraph" style:parent-style-name="Text_20_body">
      <style:text-properties fo:language="fr" fo:country="CA"/>
    </style:style>
    <style:style style:name="P14" style:family="paragraph" style:parent-style-name="Text_20_body">
      <style:text-properties fo:language="fr" fo:country="CA" officeooo:rsid="0007d285" officeooo:paragraph-rsid="0007d285"/>
    </style:style>
    <style:style style:name="P15" style:family="paragraph" style:parent-style-name="Text_20_body">
      <style:text-properties fo:language="fr" fo:country="CA" officeooo:rsid="000b08c9" officeooo:paragraph-rsid="000b08c9"/>
    </style:style>
    <style:style style:name="P16" style:family="paragraph" style:parent-style-name="Text_20_body">
      <style:text-properties fo:language="fr" fo:country="CA" style:font-name-asian="MS Mincho"/>
    </style:style>
    <style:style style:name="P17" style:family="paragraph" style:parent-style-name="CellHead">
      <style:text-properties fo:color="#7030a0" fo:language="fr" fo:country="CA"/>
    </style:style>
    <style:style style:name="P18" style:family="paragraph" style:parent-style-name="CellHead">
      <style:paragraph-properties fo:text-align="center" style:justify-single-word="false" fo:break-before="page"/>
      <style:text-properties fo:language="fr" fo:country="CA"/>
    </style:style>
    <style:style style:name="P19" style:family="paragraph" style:parent-style-name="Appendix_20_1">
      <style:paragraph-properties>
        <style:tab-stops>
          <style:tab-stop style:position="0.5in"/>
        </style:tab-stops>
      </style:paragraph-properties>
      <style:text-properties fo:language="fr" fo:country="CA" style:font-name-complex="Arial"/>
    </style:style>
    <style:style style:name="P20" style:family="paragraph" style:parent-style-name="Appendix_20_1">
      <style:paragraph-properties fo:margin-left="0.5in" fo:margin-right="0in" fo:text-indent="-0.5in" style:auto-text-indent="false" fo:break-before="page">
        <style:tab-stops>
          <style:tab-stop style:position="0.5in"/>
        </style:tab-stops>
      </style:paragraph-properties>
      <style:text-properties fo:language="fr" fo:country="CA" style:font-name-complex="Arial"/>
    </style:style>
    <style:style style:name="P21" style:family="paragraph" style:parent-style-name="Comment">
      <style:text-properties fo:language="fr" fo:country="CA"/>
    </style:style>
    <style:style style:name="P22" style:family="paragraph" style:parent-style-name="Cell">
      <style:text-properties fo:color="#7030a0" style:font-name="Times New Roman" fo:font-size="12pt" fo:language="fr" fo:country="CA" style:font-size-asian="12pt" style:font-name-complex="Times New Roman"/>
    </style:style>
    <style:style style:name="P23" style:family="paragraph" style:parent-style-name="Cell">
      <style:paragraph-properties style:snap-to-layout-grid="false"/>
      <style:text-properties fo:color="#7030a0" style:font-name="Times New Roman" fo:font-size="12pt" fo:language="fr" fo:country="CA" style:font-size-asian="12pt" style:font-name-complex="Times New Roman"/>
    </style:style>
    <style:style style:name="P24" style:family="paragraph" style:parent-style-name="Cell">
      <style:text-properties fo:color="#7030a0" fo:language="fr" fo:country="CA"/>
    </style:style>
    <style:style style:name="P25" style:family="paragraph" style:parent-style-name="Cell">
      <style:text-properties fo:language="fr" fo:country="CA"/>
    </style:style>
    <style:style style:name="P26" style:family="paragraph" style:parent-style-name="Contents_20_2">
      <style:paragraph-properties>
        <style:tab-stops>
          <style:tab-stop style:position="7in" style:type="right" style:leader-style="dotted" style:leader-text="."/>
        </style:tab-stops>
      </style:paragraph-properties>
    </style:style>
    <style:style style:name="P27" style:family="paragraph" style:parent-style-name="Contents_20_1">
      <style:paragraph-properties>
        <style:tab-stops>
          <style:tab-stop style:position="7in" style:type="right" style:leader-style="dotted" style:leader-text="."/>
        </style:tab-stops>
      </style:paragraph-properties>
    </style:style>
    <style:style style:name="P28" style:family="paragraph" style:parent-style-name="Appendix_20_3">
      <style:text-properties fo:language="fr" fo:country="CA"/>
    </style:style>
    <style:style style:name="P29" style:family="paragraph" style:parent-style-name="Text_20_body_20_indent">
      <style:text-properties fo:language="fr" fo:country="CA"/>
    </style:style>
    <style:style style:name="P30" style:family="paragraph" style:parent-style-name="Heading" style:master-page-name="Standard">
      <style:paragraph-properties style:page-number="auto"/>
      <style:text-properties style:font-name="Arial Black" fo:font-size="24pt" fo:language="fr" fo:country="CA" style:font-size-asian="24pt" style:font-name-complex="Arial Black" style:font-size-complex="24pt"/>
    </style:style>
    <style:style style:name="P31" style:family="paragraph" style:parent-style-name="Text_20_body">
      <style:text-properties fo:language="fr" fo:country="CA" officeooo:rsid="0007d285" officeooo:paragraph-rsid="0005c1a2"/>
    </style:style>
    <style:style style:name="P32" style:family="paragraph" style:parent-style-name="Text_20_body">
      <style:text-properties fo:language="fr" fo:country="CA" officeooo:rsid="000b08c9" officeooo:paragraph-rsid="000b08c9"/>
    </style:style>
    <style:style style:name="P33" style:family="paragraph" style:parent-style-name="Text_20_body">
      <style:text-properties fo:language="fr" fo:country="CA" officeooo:rsid="000bad8e"/>
    </style:style>
    <style:style style:name="P34" style:family="paragraph" style:parent-style-name="Text_20_body" style:list-style-name="L2">
      <style:text-properties fo:language="fr" fo:country="CA" officeooo:rsid="000f2bee" officeooo:paragraph-rsid="000f2bee"/>
    </style:style>
    <style:style style:name="P35" style:family="paragraph" style:parent-style-name="Heading_20_1">
      <style:text-properties fo:language="fr" fo:country="CA"/>
    </style:style>
    <style:style style:name="P36" style:family="paragraph" style:parent-style-name="Heading_20_1">
      <style:text-properties fo:language="fr" fo:country="CA" officeooo:rsid="000b08c9" officeooo:paragraph-rsid="000b08c9"/>
    </style:style>
    <style:style style:name="P37" style:family="paragraph" style:parent-style-name="Heading_20_1">
      <style:text-properties fo:language="fr" fo:country="CA" officeooo:rsid="00132f6e" officeooo:paragraph-rsid="00132f6e"/>
    </style:style>
    <style:style style:name="P38" style:family="paragraph" style:parent-style-name="Heading_20_1">
      <style:paragraph-properties fo:break-before="page"/>
      <style:text-properties fo:language="fr" fo:country="CA"/>
    </style:style>
    <style:style style:name="P39" style:family="paragraph" style:parent-style-name="Heading_20_1">
      <style:paragraph-properties fo:break-before="page"/>
      <style:text-properties fo:language="fr" fo:country="CA" officeooo:rsid="000caecc" officeooo:paragraph-rsid="000caecc"/>
    </style:style>
    <style:style style:name="P40" style:family="paragraph" style:parent-style-name="Heading_20_2">
      <style:text-properties fo:language="fr" fo:country="CA"/>
    </style:style>
    <style:style style:name="P41" style:family="paragraph" style:parent-style-name="Heading_20_2">
      <style:text-properties fo:language="fr" fo:country="CA" officeooo:rsid="0007d285"/>
    </style:style>
    <style:style style:name="P42" style:family="paragraph" style:parent-style-name="Heading_20_2">
      <style:text-properties fo:language="fr" fo:country="CA" officeooo:rsid="0007d285" officeooo:paragraph-rsid="0007d285"/>
    </style:style>
    <style:style style:name="P43" style:family="paragraph" style:parent-style-name="Heading_20_2">
      <style:text-properties fo:language="fr" fo:country="CA" officeooo:rsid="000b08c9" officeooo:paragraph-rsid="000b08c9"/>
    </style:style>
    <style:style style:name="P44" style:family="paragraph" style:parent-style-name="Heading_20_2">
      <style:text-properties fo:language="fr" fo:country="CA" officeooo:rsid="000bad8e" officeooo:paragraph-rsid="000bad8e"/>
    </style:style>
    <style:style style:name="P45" style:family="paragraph" style:parent-style-name="Heading_20_2">
      <style:text-properties fo:language="fr" fo:country="CA" officeooo:rsid="000f2bee" officeooo:paragraph-rsid="000f2bee"/>
    </style:style>
    <style:style style:name="P46" style:family="paragraph" style:parent-style-name="Heading_20_2">
      <style:text-properties fo:language="fr" fo:country="CA" style:font-name-asian="MS Mincho"/>
    </style:style>
    <style:style style:name="P47" style:family="paragraph" style:parent-style-name="Heading_20_2">
      <style:text-properties fo:language="fr" fo:country="CA" officeooo:rsid="0017d8e9" officeooo:paragraph-rsid="0017d8e9"/>
    </style:style>
    <style:style style:name="P48" style:family="paragraph" style:parent-style-name="Heading_20_3">
      <style:text-properties fo:language="fr" fo:country="CA"/>
    </style:style>
    <style:style style:name="P49" style:family="paragraph" style:parent-style-name="Heading_20_3">
      <style:text-properties fo:language="fr" fo:country="CA" style:font-name-asian="MS Mincho"/>
    </style:style>
    <style:style style:name="P50" style:family="paragraph" style:parent-style-name="List_20_Bullet">
      <style:text-properties fo:language="fr" fo:country="CA"/>
    </style:style>
    <style:style style:name="P51" style:family="paragraph" style:parent-style-name="List_20_Bullet" style:list-style-name="">
      <style:text-properties fo:language="fr" fo:country="CA" officeooo:rsid="000b08c9" officeooo:paragraph-rsid="000b08c9"/>
    </style:style>
    <style:style style:name="P52" style:family="paragraph" style:parent-style-name="List_20_Bullet" style:list-style-name="L1">
      <style:text-properties fo:language="fr" fo:country="CA" officeooo:rsid="000b1951" officeooo:paragraph-rsid="000b1951"/>
    </style:style>
    <style:style style:name="P53" style:family="paragraph" style:parent-style-name="List_20_Bullet" style:list-style-name="">
      <style:text-properties fo:language="fr" fo:country="CA" officeooo:rsid="000b1951" officeooo:paragraph-rsid="000b1951"/>
    </style:style>
    <style:style style:name="P54" style:family="paragraph" style:parent-style-name="List_20_Bullet" style:list-style-name="L1">
      <style:text-properties fo:language="fr" fo:country="CA" officeooo:rsid="000fb3da" officeooo:paragraph-rsid="000fb3da"/>
    </style:style>
    <style:style style:name="P55" style:family="paragraph" style:parent-style-name="List_20_Bullet">
      <style:text-properties fo:language="fr" fo:country="CA" style:font-name-asian="MS Mincho"/>
    </style:style>
    <style:style style:name="P56" style:family="paragraph" style:parent-style-name="List_20_Bullet">
      <style:text-properties fo:color="#7030a0" fo:language="fr" fo:country="CA"/>
    </style:style>
    <style:style style:name="P57" style:family="paragraph" style:parent-style-name="Cell">
      <style:text-properties fo:color="#7030a0" fo:font-size="8pt" fo:language="fr" fo:country="CA" style:font-size-asian="8pt" style:font-size-complex="8pt"/>
    </style:style>
    <style:style style:name="P58" style:family="paragraph" style:parent-style-name="Cell">
      <style:text-properties fo:color="#7030a0" fo:language="fr" fo:country="CA"/>
    </style:style>
    <style:style style:name="P59" style:family="paragraph" style:parent-style-name="Cell">
      <style:text-properties style:use-window-font-color="true" fo:font-size="8pt" fo:language="fr" fo:country="CA" officeooo:rsid="001a8b53" officeooo:paragraph-rsid="001a8b53" style:font-size-asian="8pt" style:font-size-complex="8pt"/>
    </style:style>
    <style:style style:name="P60" style:family="paragraph" style:parent-style-name="Cell">
      <style:text-properties style:use-window-font-color="true" fo:font-size="8pt" fo:language="fr" fo:country="CA" officeooo:rsid="001c6bc2" officeooo:paragraph-rsid="001c6bc2" style:font-size-asian="8pt" style:font-size-complex="8pt"/>
    </style:style>
    <style:style style:name="P61" style:family="paragraph" style:parent-style-name="Cell">
      <style:text-properties style:use-window-font-color="true" fo:font-size="8pt" fo:language="fr" fo:country="CA" officeooo:rsid="001d86df" officeooo:paragraph-rsid="001d86df" style:font-size-asian="8pt" style:font-size-complex="8pt"/>
    </style:style>
    <style:style style:name="P62" style:family="paragraph" style:parent-style-name="Cell">
      <style:text-properties style:use-window-font-color="true" fo:language="fr" fo:country="CA"/>
    </style:style>
    <style:style style:name="P63" style:family="paragraph" style:parent-style-name="Cell">
      <style:text-properties style:use-window-font-color="true" fo:language="fr" fo:country="CA" officeooo:rsid="001a8b53" officeooo:paragraph-rsid="001a8b53"/>
    </style:style>
    <style:style style:name="P64" style:family="paragraph" style:parent-style-name="Cell">
      <style:paragraph-properties style:snap-to-layout-grid="false"/>
      <style:text-properties style:use-window-font-color="true" fo:language="fr" fo:country="CA" officeooo:rsid="001a8b53" officeooo:paragraph-rsid="001c6bc2"/>
    </style:style>
    <style:style style:name="P65" style:family="paragraph" style:parent-style-name="Cell">
      <style:paragraph-properties style:snap-to-layout-grid="false"/>
      <style:text-properties style:use-window-font-color="true" fo:language="fr" fo:country="CA" officeooo:rsid="001a8b53" officeooo:paragraph-rsid="001d86df"/>
    </style:style>
    <style:style style:name="P66" style:family="paragraph" style:parent-style-name="Cell">
      <style:text-properties style:use-window-font-color="true" fo:language="fr" fo:country="CA" officeooo:rsid="001c6bc2" officeooo:paragraph-rsid="001c6bc2"/>
    </style:style>
    <style:style style:name="P67" style:family="paragraph" style:parent-style-name="Cell">
      <style:text-properties style:use-window-font-color="true" fo:language="fr" fo:country="CA" officeooo:rsid="001d86df" officeooo:paragraph-rsid="001d86df"/>
    </style:style>
    <style:style style:name="P68" style:family="paragraph" style:parent-style-name="CellHead">
      <style:text-properties style:use-window-font-color="true" fo:font-size="9pt" fo:language="fr" fo:country="CA" style:font-size-asian="9pt" style:font-size-complex="9pt"/>
    </style:style>
    <style:style style:name="P69" style:family="paragraph" style:parent-style-name="CellHead">
      <style:text-properties style:use-window-font-color="true" fo:font-size="9pt" fo:language="fr" fo:country="CA" officeooo:rsid="0019b0e4" officeooo:paragraph-rsid="0019b0e4" style:font-size-asian="9pt" style:font-size-complex="9pt"/>
    </style:style>
    <style:style style:name="P70" style:family="paragraph" style:parent-style-name="Appendix_20_2">
      <style:text-properties fo:language="fr" fo:country="CA"/>
    </style:style>
    <style:style style:name="P71" style:family="paragraph" style:parent-style-name="Appendix_20_2">
      <style:paragraph-properties fo:break-before="page"/>
      <style:text-properties fo:language="fr" fo:country="CA"/>
    </style:style>
    <style:style style:name="P72" style:family="paragraph" style:parent-style-name="Column_20_Headings">
      <style:paragraph-properties fo:margin-left="0.25in" fo:margin-right="0in" fo:text-indent="0in" style:auto-text-indent="false"/>
      <style:text-properties fo:language="fr" fo:country="CA" officeooo:rsid="00132f6e" officeooo:paragraph-rsid="00132f6e"/>
    </style:style>
    <style:style style:name="P73" style:family="paragraph" style:parent-style-name="ReqArea" style:list-style-name="WW8Num16">
      <style:paragraph-properties fo:margin-left="0.5in" fo:margin-right="0in" fo:text-indent="0in" style:auto-text-indent="false"/>
      <style:text-properties fo:color="#7030a0" fo:font-size="10pt" fo:language="fr" fo:country="CA" style:font-size-asian="10pt"/>
    </style:style>
    <style:style style:name="P74" style:family="paragraph" style:parent-style-name="Requirement" style:list-style-name="WW8Num16">
      <style:paragraph-properties fo:margin-left="0.75in" fo:margin-right="0in" fo:text-indent="-0.25in" style:auto-text-indent="false"/>
      <style:text-properties fo:color="#7030a0" fo:language="fr" fo:country="CA"/>
    </style:style>
    <style:style style:name="P75" style:family="paragraph" style:parent-style-name="ListBulletReq">
      <style:paragraph-properties fo:margin-left="1in" fo:margin-right="0in" fo:text-indent="-0.25in" style:auto-text-indent="false">
        <style:tab-stops>
          <style:tab-stop style:position="0.5in"/>
          <style:tab-stop style:position="0.9374in"/>
        </style:tab-stops>
      </style:paragraph-properties>
      <style:text-properties fo:color="#7030a0" fo:language="fr" fo:country="CA"/>
    </style:style>
    <style:style style:name="P76" style:family="paragraph" style:parent-style-name="List_20_Bullet_20_2">
      <style:text-properties fo:font-size="11pt" fo:language="fr" fo:country="CA" style:font-size-asian="11pt" style:font-size-complex="11pt"/>
    </style:style>
    <style:style style:name="P77" style:family="paragraph" style:parent-style-name="List_20_Bullet_20_2">
      <style:paragraph-properties fo:margin-left="1in" fo:margin-right="0in" fo:text-indent="-0.25in" style:auto-text-indent="false">
        <style:tab-stops>
          <style:tab-stop style:position="1in"/>
        </style:tab-stops>
      </style:paragraph-properties>
      <style:text-properties fo:color="#7030a0" fo:language="fr" fo:country="CA"/>
    </style:style>
    <style:style style:name="P78" style:family="paragraph" style:parent-style-name="Text_20_body_20_indent">
      <style:text-properties fo:font-size="11pt" fo:language="fr" fo:country="CA" officeooo:rsid="00132f6e" officeooo:paragraph-rsid="00132f6e" style:font-size-asian="11pt" style:font-size-complex="11pt"/>
    </style:style>
    <style:style style:name="T1" style:family="text">
      <style:text-properties fo:font-style="italic" fo:font-weight="bold" style:font-style-asian="italic" style:font-weight-asian="bold" style:font-name-complex="Arial" style:font-size-complex="10pt"/>
    </style:style>
    <style:style style:name="T2" style:family="text">
      <style:text-properties fo:font-style="italic" fo:font-weight="bold" officeooo:rsid="000dfd38" style:font-style-asian="italic" style:font-weight-asian="bold" style:font-name-complex="Arial" style:font-size-complex="10pt"/>
    </style:style>
    <style:style style:name="T3" style:family="text">
      <style:text-properties fo:font-size="9pt" fo:language="fr" fo:country="CA" style:font-size-asian="9pt" style:font-size-complex="9pt"/>
    </style:style>
    <style:style style:name="T4" style:family="text">
      <style:text-properties fo:color="#7030a0"/>
    </style:style>
    <style:style style:name="T5" style:family="text">
      <style:text-properties fo:color="#7030a0" style:font-weight-complex="bold"/>
    </style:style>
    <style:style style:name="T6" style:family="text">
      <style:text-properties fo:color="#7030a0" style:font-style-complex="italic"/>
    </style:style>
    <style:style style:name="T7" style:family="text">
      <style:text-properties fo:color="#7030a0" fo:language="fr" fo:country="CA" style:font-size-complex="10pt"/>
    </style:style>
    <style:style style:name="T8" style:family="text">
      <style:text-properties fo:color="#7030a0" fo:language="fr" fo:country="CA" style:font-name-complex="Arial" style:font-size-complex="10pt"/>
    </style:style>
    <style:style style:name="T9" style:family="text">
      <style:text-properties fo:font-size="11pt" style:font-size-asian="11pt" style:font-size-complex="11pt"/>
    </style:style>
    <style:style style:name="T10" style:family="text">
      <style:text-properties officeooo:rsid="0007d285"/>
    </style:style>
    <style:style style:name="T11" style:family="text">
      <style:text-properties officeooo:rsid="000dfd38"/>
    </style:style>
    <style:style style:name="T12" style:family="text">
      <style:text-properties fo:language="fr" fo:country="CA"/>
    </style:style>
    <style:style style:name="T13" style:family="text">
      <style:text-properties officeooo:rsid="000f2bee"/>
    </style:style>
    <style:style style:name="T14" style:family="text">
      <style:text-properties officeooo:rsid="0011876a"/>
    </style:style>
    <style:style style:name="T15" style:family="text">
      <style:text-properties officeooo:rsid="0012365c"/>
    </style:style>
    <style:style style:name="T16" style:family="text">
      <style:text-properties officeooo:rsid="0014ddea"/>
    </style:style>
    <style:style style:name="T17" style:family="text">
      <style:text-properties officeooo:rsid="00167589"/>
    </style:style>
    <style:style style:name="T18" style:family="text">
      <style:text-properties officeooo:rsid="0019b0e4"/>
    </style:style>
    <style:style style:name="T19" style:family="text">
      <style:text-properties officeooo:rsid="001c6bc2"/>
    </style:style>
    <style:style style:name="T20" style:family="text">
      <style:text-properties officeooo:rsid="001d7a4e"/>
    </style:style>
    <style:style style:name="T21" style:family="text">
      <style:text-properties officeooo:rsid="001d86df"/>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11" text:outline-level="1"><text:bookmark-start text:name="__RefHeading___Toc341_843488173"/>Cahier des Charges du projet StickPass : un gestionnaire de mots de passe matériel alimenté via USB<text:bookmark-end text:name="__RefHeading___Toc341_843488173"/></text:h>
      <text:h text:style-name="P9" text:outline-level="1"><text:bookmark-start text:name="__RefHeading___Toc343_843488173"/>Version 1.0<text:bookmark-end text:name="__RefHeading___Toc343_843488173"/></text:h>
      <text:h text:style-name="P10" text:outline-level="1"/>
      <text:p text:style-name="P21"/>
      <text:p text:style-name="P21"/>
      <text:p text:style-name="P12"/>
      <text:p text:style-name="P18">Table <text:span text:style-name="T10">des matière</text:span></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1"/>
          </text:index-source-styles>
          <text:index-source-styles text:outline-level="2">
            <text:index-source-style text:style-name="Heading_20_2"/>
            <text:index-source-style text:style-name="Appendix_20_2"/>
          </text:index-source-styles>
        </text:table-of-content-source>
        <text:index-body>
          <text:p text:style-name="P27"><text:a xlink:type="simple" xlink:href="#__RefHeading___Toc341_843488173" text:style-name="Index_20_Link" text:visited-style-name="Index_20_Link"><text:s/>Cahier des Charges du projet StickPass : un gestionnaire de mots de passe matériel alimenté via USB<text:tab/></text:a><text:a xlink:type="simple" xlink:href="#__RefHeading___Toc341_843488173" text:style-name="Index_20_Link" text:visited-style-name="Index_20_Link"><text:span text:style-name="Index_20_Link">1</text:span></text:a></text:p>
          <text:p text:style-name="P27"><text:a xlink:type="simple" xlink:href="#__RefHeading___Toc343_843488173" text:style-name="Index_20_Link" text:visited-style-name="Index_20_Link"><text:s/>Version 1.0<text:tab/></text:a><text:a xlink:type="simple" xlink:href="#__RefHeading___Toc343_843488173" text:style-name="Index_20_Link" text:visited-style-name="Index_20_Link"><text:span text:style-name="Index_20_Link">1</text:span></text:a></text:p>
          <text:p text:style-name="P27"><text:a xlink:type="simple" xlink:href="#__RefHeading___Toc191724230" text:style-name="Index_20_Link" text:visited-style-name="Index_20_Link">1. Sommaire exécutif<text:tab/></text:a><text:a xlink:type="simple" xlink:href="#__RefHeading___Toc191724230" text:style-name="Index_20_Link" text:visited-style-name="Index_20_Link"><text:span text:style-name="Index_20_Link">3</text:span></text:a></text:p>
          <text:p text:style-name="P26"><text:a xlink:type="simple" xlink:href="#__RefHeading___Toc191724231" text:style-name="Index_20_Link" text:visited-style-name="Index_20_Link">1.1 Sommaire<text:tab/></text:a><text:a xlink:type="simple" xlink:href="#__RefHeading___Toc191724231" text:style-name="Index_20_Link" text:visited-style-name="Index_20_Link"><text:span text:style-name="Index_20_Link">3</text:span></text:a></text:p>
          <text:p text:style-name="P26"><text:a xlink:type="simple" xlink:href="#__RefHeading___Toc191724232" text:style-name="Index_20_Link" text:visited-style-name="Index_20_Link">1.2 Objectif et cadre du cahier des charges<text:tab/></text:a><text:a xlink:type="simple" xlink:href="#__RefHeading___Toc191724232" text:style-name="Index_20_Link" text:visited-style-name="Index_20_Link"><text:span text:style-name="Index_20_Link">3</text:span></text:a></text:p>
          <text:p text:style-name="P27"><text:a xlink:type="simple" xlink:href="#__RefHeading___Toc191724233" text:style-name="Index_20_Link" text:visited-style-name="Index_20_Link">2. Description du projet<text:tab/></text:a><text:a xlink:type="simple" xlink:href="#__RefHeading___Toc191724233" text:style-name="Index_20_Link" text:visited-style-name="Index_20_Link"><text:span text:style-name="Index_20_Link">3</text:span></text:a></text:p>
          <text:p text:style-name="P26"><text:a xlink:type="simple" xlink:href="#__RefHeading___Toc191724234" text:style-name="Index_20_Link" text:visited-style-name="Index_20_Link">2.1 Contexte du projet<text:tab/></text:a><text:a xlink:type="simple" xlink:href="#__RefHeading___Toc191724234" text:style-name="Index_20_Link" text:visited-style-name="Index_20_Link"><text:span text:style-name="Index_20_Link">3</text:span></text:a></text:p>
          <text:p text:style-name="P26"><text:a xlink:type="simple" xlink:href="#__RefHeading___Toc191724235" text:style-name="Index_20_Link" text:visited-style-name="Index_20_Link">2.2 Caractéristiques usager du projet<text:tab/></text:a><text:a xlink:type="simple" xlink:href="#__RefHeading___Toc191724235" text:style-name="Index_20_Link" text:visited-style-name="Index_20_Link"><text:span text:style-name="Index_20_Link">3</text:span></text:a></text:p>
          <text:p text:style-name="P26"><text:a xlink:type="simple" xlink:href="#__RefHeading___Toc345_843488173" text:style-name="Index_20_Link" text:visited-style-name="Index_20_Link">2.3 Suppositions et contraintes<text:tab/></text:a><text:a xlink:type="simple" xlink:href="#__RefHeading___Toc345_843488173" text:style-name="Index_20_Link" text:visited-style-name="Index_20_Link"><text:span text:style-name="Index_20_Link">3</text:span></text:a></text:p>
          <text:p text:style-name="P26"><text:a xlink:type="simple" xlink:href="#__RefHeading___Toc191724238" text:style-name="Index_20_Link" text:visited-style-name="Index_20_Link">2.4 Dépendences<text:tab/></text:a><text:a xlink:type="simple" xlink:href="#__RefHeading___Toc191724238" text:style-name="Index_20_Link" text:visited-style-name="Index_20_Link"><text:span text:style-name="Index_20_Link">4</text:span></text:a></text:p>
          <text:p text:style-name="P27"><text:a xlink:type="simple" xlink:href="#__RefHeading___Toc191724239" text:style-name="Index_20_Link" text:visited-style-name="Index_20_Link">3. Requirements<text:tab/></text:a><text:a xlink:type="simple" xlink:href="#__RefHeading___Toc191724239" text:style-name="Index_20_Link" text:visited-style-name="Index_20_Link"><text:span text:style-name="Index_20_Link">4</text:span></text:a></text:p>
          <text:p text:style-name="P26"><text:a xlink:type="simple" xlink:href="#__RefHeading___Toc191724240" text:style-name="Index_20_Link" text:visited-style-name="Index_20_Link">3.1 Functional Requirements<text:tab/></text:a><text:a xlink:type="simple" xlink:href="#__RefHeading___Toc191724240" text:style-name="Index_20_Link" text:visited-style-name="Index_20_Link"><text:span text:style-name="Index_20_Link">5</text:span></text:a></text:p>
          <text:p text:style-name="P26"><text:a xlink:type="simple" xlink:href="#__RefHeading___Toc191724241" text:style-name="Index_20_Link" text:visited-style-name="Index_20_Link">3.2 User Interface Requirements<text:tab/></text:a><text:a xlink:type="simple" xlink:href="#__RefHeading___Toc191724241" text:style-name="Index_20_Link" text:visited-style-name="Index_20_Link"><text:span text:style-name="Index_20_Link">6</text:span></text:a></text:p>
          <text:p text:style-name="P26"><text:a xlink:type="simple" xlink:href="#__RefHeading___Toc191724242" text:style-name="Index_20_Link" text:visited-style-name="Index_20_Link">3.3 Usability<text:tab/></text:a><text:a xlink:type="simple" xlink:href="#__RefHeading___Toc191724242" text:style-name="Index_20_Link" text:visited-style-name="Index_20_Link"><text:span text:style-name="Index_20_Link">6</text:span></text:a></text:p>
          <text:p text:style-name="P26"><text:a xlink:type="simple" xlink:href="#__RefHeading___Toc191724243" text:style-name="Index_20_Link" text:visited-style-name="Index_20_Link">3.4 Performance<text:tab/></text:a><text:a xlink:type="simple" xlink:href="#__RefHeading___Toc191724243" text:style-name="Index_20_Link" text:visited-style-name="Index_20_Link"><text:span text:style-name="Index_20_Link">6</text:span></text:a></text:p>
          <text:p text:style-name="P26"><text:a xlink:type="simple" xlink:href="#__RefHeading___Toc347_843488173" text:style-name="Index_20_Link" text:visited-style-name="Index_20_Link">3.5 Manageability/Maintainability<text:tab/></text:a><text:a xlink:type="simple" xlink:href="#__RefHeading___Toc347_843488173" text:style-name="Index_20_Link" text:visited-style-name="Index_20_Link"><text:span text:style-name="Index_20_Link">7</text:span></text:a></text:p>
          <text:p text:style-name="P26"><text:a xlink:type="simple" xlink:href="#__RefHeading___Toc191724251" text:style-name="Index_20_Link" text:visited-style-name="Index_20_Link">3.6 System Interface/Integration<text:tab/></text:a><text:a xlink:type="simple" xlink:href="#__RefHeading___Toc191724251" text:style-name="Index_20_Link" text:visited-style-name="Index_20_Link"><text:span text:style-name="Index_20_Link">7</text:span></text:a></text:p>
          <text:p text:style-name="P26"><text:a xlink:type="simple" xlink:href="#__RefHeading___Toc191724254" text:style-name="Index_20_Link" text:visited-style-name="Index_20_Link">3.7 Security<text:tab/></text:a><text:a xlink:type="simple" xlink:href="#__RefHeading___Toc191724254" text:style-name="Index_20_Link" text:visited-style-name="Index_20_Link"><text:span text:style-name="Index_20_Link">8</text:span></text:a></text:p>
          <text:p text:style-name="P26"><text:a xlink:type="simple" xlink:href="#__RefHeading___Toc191724257" text:style-name="Index_20_Link" text:visited-style-name="Index_20_Link">3.8 Data Management<text:tab/></text:a><text:a xlink:type="simple" xlink:href="#__RefHeading___Toc191724257" text:style-name="Index_20_Link" text:visited-style-name="Index_20_Link"><text:span text:style-name="Index_20_Link">9</text:span></text:a></text:p>
          <text:p text:style-name="P26"><text:a xlink:type="simple" xlink:href="#__RefHeading___Toc191724258" text:style-name="Index_20_Link" text:visited-style-name="Index_20_Link">3.9 Standards Compliance<text:tab/></text:a><text:a xlink:type="simple" xlink:href="#__RefHeading___Toc191724258" text:style-name="Index_20_Link" text:visited-style-name="Index_20_Link"><text:span text:style-name="Index_20_Link">9</text:span></text:a></text:p>
          <text:p text:style-name="P26"><text:a xlink:type="simple" xlink:href="#__RefHeading___Toc191724259" text:style-name="Index_20_Link" text:visited-style-name="Index_20_Link">3.10 Portability<text:tab/></text:a><text:a xlink:type="simple" xlink:href="#__RefHeading___Toc191724259" text:style-name="Index_20_Link" text:visited-style-name="Index_20_Link"><text:span text:style-name="Index_20_Link">9</text:span></text:a></text:p>
          <text:p text:style-name="P27"><text:a xlink:type="simple" xlink:href="#__RefHeading___Toc191724260" text:style-name="Index_20_Link" text:visited-style-name="Index_20_Link">4. User Scenarios/Use Cases<text:tab/></text:a><text:a xlink:type="simple" xlink:href="#__RefHeading___Toc191724260" text:style-name="Index_20_Link" text:visited-style-name="Index_20_Link"><text:span text:style-name="Index_20_Link">9</text:span></text:a></text:p>
          <text:p text:style-name="P27"><text:a xlink:type="simple" xlink:href="#__RefHeading___Toc191724261" text:style-name="Index_20_Link" text:visited-style-name="Index_20_Link">5. Deleted or Deferred Requirements<text:tab/></text:a><text:a xlink:type="simple" xlink:href="#__RefHeading___Toc191724261" text:style-name="Index_20_Link" text:visited-style-name="Index_20_Link"><text:span text:style-name="Index_20_Link">10</text:span></text:a></text:p>
          <text:p text:style-name="P27"><text:a xlink:type="simple" xlink:href="#__RefHeading___Toc349_843488173" text:style-name="Index_20_Link" text:visited-style-name="Index_20_Link">6. Requirements Confirmation/Stakeholder sign-off<text:tab/></text:a><text:a xlink:type="simple" xlink:href="#__RefHeading___Toc349_843488173" text:style-name="Index_20_Link" text:visited-style-name="Index_20_Link"><text:span text:style-name="Index_20_Link">11</text:span></text:a></text:p>
          <text:p text:style-name="P27"><text:a xlink:type="simple" xlink:href="#__RefHeading___Toc191724263" text:style-name="Index_20_Link" text:visited-style-name="Index_20_Link"><text:s/>APPENDIX<text:tab/></text:a><text:a xlink:type="simple" xlink:href="#__RefHeading___Toc191724263" text:style-name="Index_20_Link" text:visited-style-name="Index_20_Link"><text:span text:style-name="Index_20_Link">12</text:span></text:a></text:p>
          <text:p text:style-name="P26"><text:a xlink:type="simple" xlink:href="#__RefHeading___Toc191724264" text:style-name="Index_20_Link" text:visited-style-name="Index_20_Link">Appendix A. Definitions, Acronyms, and Abbreviations<text:tab/></text:a><text:a xlink:type="simple" xlink:href="#__RefHeading___Toc191724264" text:style-name="Index_20_Link" text:visited-style-name="Index_20_Link"><text:span text:style-name="Index_20_Link">12</text:span></text:a></text:p>
          <text:p text:style-name="P26"><text:a xlink:type="simple" xlink:href="#__RefHeading___Toc191724265" text:style-name="Index_20_Link" text:visited-style-name="Index_20_Link">Appendix B. References<text:tab/></text:a><text:a xlink:type="simple" xlink:href="#__RefHeading___Toc191724265" text:style-name="Index_20_Link" text:visited-style-name="Index_20_Link"><text:span text:style-name="Index_20_Link">12</text:span></text:a></text:p>
          <text:p text:style-name="P26"><text:a xlink:type="simple" xlink:href="#__RefHeading___Toc191724266" text:style-name="Index_20_Link" text:visited-style-name="Index_20_Link">Appendix C. Requirements Traceability Matrix<text:tab/></text:a><text:a xlink:type="simple" xlink:href="#__RefHeading___Toc191724266" text:style-name="Index_20_Link" text:visited-style-name="Index_20_Link"><text:span text:style-name="Index_20_Link">12</text:span></text:a></text:p>
          <text:p text:style-name="P26"><text:a xlink:type="simple" xlink:href="#__RefHeading___Toc191724267" text:style-name="Index_20_Link" text:visited-style-name="Index_20_Link">Appendix D. Organizing the Requirements<text:tab/></text:a><text:a xlink:type="simple" xlink:href="#__RefHeading___Toc191724267" text:style-name="Index_20_Link" text:visited-style-name="Index_20_Link"><text:span text:style-name="Index_20_Link">15</text:span></text:a></text:p>
        </text:index-body>
      </text:table-of-content>
      <text:p text:style-name="P2"/>
      <text:h text:style-name="P39" text:outline-level="1"><text:bookmark-start text:name="__RefHeading___Toc191724230"/>Sommaire exécutif<text:bookmark-end text:name="__RefHeading___Toc191724230"/></text:h>
      <text:h text:style-name="P41" text:outline-level="2"><text:bookmark-start text:name="__RefHeading___Toc191724231"/>Sommaire<text:bookmark-end text:name="__RefHeading___Toc191724231"/></text:h>
      <text:p text:style-name="P31">L'objectif de ce projet est de concevoir et fabriquer un gestionnaire de mots de passe matériel alimenté via USB. Ce projet est développé dans le cadre du cours ELE792 Projet de fin d'études en génie électrique. </text:p>
      <text:h text:style-name="P42" text:outline-level="2"><text:bookmark-start text:name="__RefHeading___Toc191724232"/>Objectif et cadre du cahier des charges<text:bookmark-end text:name="__RefHeading___Toc191724232"/></text:h>
      <text:p text:style-name="P14">L<text:span text:style-name="T14">'objectif du document de cahier des charges</text:span> est de décrire le travail à accomplir <text:span text:style-name="T11">et de fournir la liste des livrables. Ce document indique aussi les diverses contraintes reliées au projet telles que les contraintes temporelles.</text:span></text:p>
      <text:h text:style-name="P36" text:outline-level="1"><text:bookmark-start text:name="__RefHeading___Toc191724233"/>Description du projet<text:bookmark-end text:name="__RefHeading___Toc191724233"/></text:h>
      <text:p text:style-name="P15"><text:span text:style-name="T15">Cette section</text:span> décrit les facteurs ayant un impact sur le projet et ses requis.</text:p>
      <text:h text:style-name="P43" text:outline-level="2"><text:bookmark-start text:name="__RefHeading___Toc191724234"/>Contexte du projet<text:bookmark-end text:name="__RefHeading___Toc191724234"/></text:h>
      <text:p text:style-name="P15">Le projet est développé dans le cadre du cours ELE792 – Projet de fin d'études en génie Électrique de la session hiver 2016 à l'École de Technologie Supérieure de Montréal.</text:p>
      <text:h text:style-name="P43" text:outline-level="2"><text:bookmark-start text:name="__RefHeading___Toc191724235"/>Caractéristiques usager du projet<text:bookmark-end text:name="__RefHeading___Toc191724235"/></text:h>
      <text:p text:style-name="P51">L'utilisateur typique du gestionnaire de mots de passes matériel alimenté via USB est l'individu qui utilise plusieurs applications ou services informatiques requiérant une authentification avec mot de passe. Ci-dessous est présenté une liste de cas d'application typiques:</text:p>
      <text:list xml:id="list8859469584027794633" text:style-name="L1">
        <text:list-header>
          <text:p text:style-name="P52"/>
        </text:list-header>
        <text:list-item>
          <text:p text:style-name="P52">Utilisation de plusieurs boites de courriel.</text:p>
        </text:list-item>
        <text:list-item>
          <text:p text:style-name="P52">Utilisation d'applications web pour le média (Netflix, youtube).</text:p>
        </text:list-item>
        <text:list-item>
          <text:p text:style-name="P52">Utilisation d'applications bancaires sur le web.</text:p>
        </text:list-item>
        <text:list-item>
          <text:p text:style-name="P52">Utilisation d'applications d'entreprise (professionnels).</text:p>
        </text:list-item>
        <text:list-item>
          <text:p text:style-name="P52">Utilisation d'application académiques (étudiants).</text:p>
        </text:list-item>
        <text:list-item>
          <text:p text:style-name="P54">Utilisation de quelconque service protégé via un mot de passe.</text:p>
        </text:list-item>
      </text:list>
      <text:p text:style-name="P53"/>
      <text:h text:style-name="P44" text:outline-level="2"><text:bookmark-start text:name="__RefHeading___Toc345_843488173"/>Suppositions <text:span text:style-name="T13">et contraintes</text:span><text:bookmark-end text:name="__RefHeading___Toc345_843488173"/></text:h>
      <text:p text:style-name="P33">Ce document suppose que l'usager utilisera l'appareil dans un ordinateur possédant des ports USB supportant le protocol USB 1.X ou USB 2.0. Les contraintes suivantes ont été identifiées :</text:p>
      <text:list xml:id="list7095469880270924738" text:style-name="L2">
        <text:list-item>
          <text:p text:style-name="P34">L'utilisateur devra posséder les privilèges nécessaires pour utiliser le port USB.</text:p>
        </text:list-item>
        <text:list-item>
          <text:p text:style-name="P34">Le système d'exploitation devra posséder par défaut des pilotes pour les appareils de type HID (human interface device).</text:p>
        </text:list-item>
        <text:list-item>
          <text:p text:style-name="P34">L'ordinateur devra fournir de la puissance au port USB en accordance avec la spécification USB (5V @ 1A).</text:p>
        </text:list-item>
      </text:list>
      <text:h text:style-name="P45" text:outline-level="2"><text:bookmark-start text:name="__RefHeading___Toc191724238"/><text:soft-page-break/>Dépendences<text:bookmark-end text:name="__RefHeading___Toc191724238"/></text:h>
      <text:p text:style-name="Text_20_body">Il existe une dépendence <text:span text:style-name="T13">optionnelle </text:span>au niveau <text:span text:style-name="T13">de la mise à jour du microprogramme (firmware). L'usager devra procéder à des mises à jour éventuelles du logiciel si le besoin survient.</text:span></text:p>
      <text:h text:style-name="P37" text:outline-level="1"><text:bookmark-start text:name="__RefHeading___Toc191724239"/>Exigences du système<text:bookmark-end text:name="__RefHeading___Toc191724239"/></text:h>
      <text:p text:style-name="Text_20_body">Cette section décrit les exigences du système avec assez de détails pour que le concepteur puisse concevoir le système tout en répondant aux exigences et que le testeur puisse vérifier que le système concu réponde aux exigences.</text:p>
      <text:p text:style-name="P72">Définitions des priorités</text:p>
      <text:p text:style-name="P78">Les définitions suivantes sont données à titre indicatif afin de prioriser les <text:span text:style-name="T17">requis</text:span> :</text:p>
      <text:list xml:id="list4828664893740290150" text:style-name="WW8Num8">
        <text:list-item>
          <text:p text:style-name="P76">Prio<text:span text:style-name="T16">rité</text:span> 1 – <text:span text:style-name="T16">Le requis est absolument nécessaire pour la fonctionnalité de base du système.</text:span></text:p>
        </text:list-item>
        <text:list-item>
          <text:p text:style-name="P76">Priorit<text:span text:style-name="T16">é</text:span> 2 – <text:span text:style-name="T17">Le requis entraine des avantages immédiats et augmente la performance du système.</text:span></text:p>
        </text:list-item>
        <text:list-item>
          <text:p text:style-name="P76">Priorit<text:span text:style-name="T16">é</text:span> 3 – <text:span text:style-name="T17">Le requis serait agréable à satisfaire et est un bonus.</text:span></text:p>
        </text:list-item>
      </text:list>
      <text:p text:style-name="P29"><text:span text:style-name="T9"/></text:p>
      <text:list xml:id="list638356740504662660" text:style-name="WW8Num37">
        <text:list-item>
          <text:p text:style-name="P50">A good requirement is:</text:p>
        </text:list-item>
      </text:list>
      <text:list xml:id="list105023138981104" text:continue-list="list4828664893740290150" text:style-name="WW8Num8">
        <text:list-item>
          <text:p text:style-name="P76">Correct</text:p>
        </text:list-item>
        <text:list-item>
          <text:p text:style-name="P76">Unambiguous (all statements have exactly one interpretation)</text:p>
        </text:list-item>
        <text:list-item>
          <text:p text:style-name="P76">Complete (where TBDs are absolutely necessary, document why the information is unknown, who is responsible for resolution, and the deadline)</text:p>
        </text:list-item>
        <text:list-item>
          <text:p text:style-name="P76">Consistent</text:p>
        </text:list-item>
        <text:list-item>
          <text:p text:style-name="P76">Ranked for importance and/or stability</text:p>
        </text:list-item>
        <text:list-item>
          <text:p text:style-name="P76">Verifiable (avoid soft descriptions like “works well”, “is user friendly”; use concrete terms and specify measurable quantities)</text:p>
        </text:list-item>
        <text:list-item>
          <text:p text:style-name="P76">Modifiable (evolve the Requirements Specification only via a formal change process, preserving a complete audit trail of changes)</text:p>
        </text:list-item>
        <text:list-item>
          <text:p text:style-name="P76">Does not specify any particular design</text:p>
        </text:list-item>
        <text:list-item>
          <text:p text:style-name="P76">Traceable (cross-reference with source documents and spawned documents).</text:p>
        </text:list-item>
      </text:list>
      <text:h text:style-name="P47" text:outline-level="2"><text:bookmark-start text:name="__RefHeading___Toc191724240"/><text:bookmark-start text:name="_Ref162754824"/>E<text:bookmark-end text:name="_Ref162754824"/>xigences fonctionnelles du système<text:bookmark-end text:name="__RefHeading___Toc191724240"/></text:h>
      <text:p text:style-name="P13">In the example below, the requirement numbering has a scheme - BR_LR_0## (BR for Business Requirement, LR for Labor Relations). <text:s/>For small projects simply BR-## would suffice. Keep in mind that if no prefix is used, the traceability matrix may be difficult to create (e.g., no differentiation between '02' as a business requirement vs. a test case)</text:p>
      <text:p text:style-name="P13">The following table is an example format for requirements. <text:s/>Choose whatever format works best for your project.</text:p>
      <text:p text:style-name="P13">For Example:</text:p>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1.1">
            <table:table-cell table:style-name="Table1.A1" office:value-type="string">
              <text:p text:style-name="P68">Req<text:span text:style-name="T18">uis</text:span>#</text:p>
            </table:table-cell>
            <table:table-cell table:style-name="Table1.B1" office:value-type="string">
              <text:p text:style-name="P69">Exigence</text:p>
            </table:table-cell>
            <table:table-cell table:style-name="Table1.B1" office:value-type="string">
              <text:p text:style-name="P69">Commentaires</text:p>
            </table:table-cell>
            <table:table-cell table:style-name="Table1.B1" office:value-type="string">
              <text:p text:style-name="P68">Priorit<text:span text:style-name="T18">é</text:span></text:p>
            </table:table-cell>
            <table:table-cell table:style-name="Table1.E1" office:value-type="string">
              <text:p text:style-name="P69">Date de révision</text:p>
            </table:table-cell>
          </table:table-row>
        </table:table-header-rows>
        <table:table-row table:style-name="Table1.1">
          <table:table-cell table:style-name="Table1.A2" office:value-type="string">
            <text:p text:style-name="P59">RF_01</text:p>
          </table:table-cell>
          <table:table-cell table:style-name="Table1.B2" office:value-type="string">
            <text:p text:style-name="P63">Le système doit s'allumer lorsque branché dans un port USB</text:p>
          </table:table-cell>
          <table:table-cell table:style-name="Table1.B2" office:value-type="string">
            <text:p text:style-name="P63">La mise sous tension initie le fonctionnement interne du système.</text:p>
          </table:table-cell>
          <table:table-cell table:style-name="Table1.B2" office:value-type="string">
            <text:p text:style-name="P63">1</text:p>
            <text:p text:style-name="P62"/>
          </table:table-cell>
          <table:table-cell table:style-name="Table1.E2" office:value-type="string">
            <text:p text:style-name="P63"><text:date style:data-style-name="N36" text:date-value="2015-12-16T10:35:58.082016580" text:fixed="true">2015-12-16</text:date></text:p>
          </table:table-cell>
        </table:table-row>
        <table:table-row table:style-name="Table1.1">
          <table:table-cell table:style-name="Table1.A2" office:value-type="string">
            <text:p text:style-name="P59">RF_02</text:p>
          </table:table-cell>
          <table:table-cell table:style-name="Table1.B2" office:value-type="string">
            <text:p text:style-name="P63">Le système doit être détecté en tant qu'appareil <text:span text:style-name="T20">d'interface humaine</text:span> (human interface device <text:span text:style-name="T20">= HID</text:span>)</text:p>
          </table:table-cell>
          <table:table-cell table:style-name="Table1.B2" office:value-type="string">
            <text:p text:style-name="P63">Le système d'exploitation de l'hôte détecte le système comme étant un HID.</text:p>
          </table:table-cell>
          <table:table-cell table:style-name="Table1.B2" office:value-type="string">
            <text:p text:style-name="P63">1</text:p>
          </table:table-cell>
          <table:table-cell table:style-name="Table1.E2" office:value-type="string">
            <text:p text:style-name="P63"><text:date style:data-style-name="N36" text:date-value="2015-12-16T10:35:58.082016580" text:fixed="true">2015-12-16</text:date></text:p>
          </table:table-cell>
        </table:table-row>
        <table:table-row table:style-name="Table1.1">
          <table:table-cell table:style-name="Table1.A2" office:value-type="string">
            <text:p text:style-name="P59">RF_03</text:p>
          </table:table-cell>
          <table:table-cell table:style-name="Table1.B2" office:value-type="string">
            <text:p text:style-name="P63">La mémoire du système est protégée.</text:p>
          </table:table-cell>
          <table:table-cell table:style-name="Table1.B2" office:value-type="string">
            <text:p text:style-name="P63">La mémoire interne du système contient les mots de passe et l'accès doit etre <text:span text:style-name="T19">restreint/</text:span>protégé <text:span text:style-name="T21">de sorte que seul l'utilisateur peut y accéder.</text:span></text:p>
          </table:table-cell>
          <table:table-cell table:style-name="Table1.B2" office:value-type="string">
            <text:p text:style-name="P63">1</text:p>
          </table:table-cell>
          <table:table-cell table:style-name="Table1.E2" office:value-type="string">
            <text:p text:style-name="P63"><text:date style:data-style-name="N36" text:date-value="2015-12-16T10:35:58.082016580" text:fixed="true">2015-12-16</text:date></text:p>
          </table:table-cell>
        </table:table-row>
        <table:table-row table:style-name="Table1.1">
          <table:table-cell table:style-name="Table1.A2" office:value-type="string">
            <text:p text:style-name="P60">RF_04</text:p>
          </table:table-cell>
          <table:table-cell table:style-name="Table1.B2" office:value-type="string">
            <text:p text:style-name="P66">Le système doit être en mesure d'injecter de l'information dans l'hôte.</text:p>
          </table:table-cell>
          <table:table-cell table:style-name="Table1.B2" office:value-type="string">
            <text:p text:style-name="P66">L'utilisation normale du système implique que le système envoie des informations relatives à l'utilisateur et au mot de passe respectif vers l'hôte. Cette interaction émule le fonctionnement d'un clavier : le mot de passe est injecté dans un champ de texte comme s'il avait été tapé au clavier par l'utilisateur.</text:p>
          </table:table-cell>
          <table:table-cell table:style-name="Table1.B2" office:value-type="string">
            <text:p text:style-name="P66">1</text:p>
          </table:table-cell>
          <table:table-cell table:style-name="Table1.E2" office:value-type="string">
            <text:p text:style-name="P64"><text:date style:data-style-name="N36" text:date-value="2015-12-16T10:35:58.082016580" text:fixed="true">2015-12-16</text:date></text:p>
          </table:table-cell>
        </table:table-row>
        <table:table-row table:style-name="Table1.1">
          <table:table-cell table:style-name="Table1.A6" office:value-type="string">
            <text:p text:style-name="P61">RF_05</text:p>
          </table:table-cell>
          <table:table-cell table:style-name="Table1.B6" office:value-type="string">
            <text:p text:style-name="P67">La mémoire du système est encrypté pour protéger l'information en cas de pénétration.</text:p>
          </table:table-cell>
          <table:table-cell table:style-name="Table1.B6" office:value-type="string">
            <text:p text:style-name="P67">La mémoire interne doit être décryptée avant la lecture.</text:p>
          </table:table-cell>
          <table:table-cell table:style-name="Table1.B6" office:value-type="string">
            <text:p text:style-name="P67">2</text:p>
          </table:table-cell>
          <table:table-cell table:style-name="Table1.E6" office:value-type="string">
            <text:p text:style-name="P65"><text:date style:data-style-name="N36" text:date-value="2015-12-16T10:35:58.082016580" text:fixed="true">2015-12-16</text:date></text:p>
          </table:table-cell>
        </table:table-row>
      </table:table>
      <text:h text:style-name="P40" text:outline-level="2"><text:bookmark-start text:name="__RefHeading___Toc191724241"/>User Interface Requirements<text:bookmark-end text:name="__RefHeading___Toc191724241"/></text:h>
      <text:p text:style-name="P13">In addition to functions required, describe the characteristics of each interface between the product and its users (e.g., required screen formats/organization, report layouts, menu structures, error and other messages, or function keys).</text:p>
      <text:h text:style-name="P46" text:outline-level="2"><text:bookmark-start text:name="__RefHeading___Toc191724242"/>Usability<text:bookmark-end text:name="__RefHeading___Toc191724242"/></text:h>
      <text:p text:style-name="P13">Include any specific usability requirements, for example, </text:p>
      <text:p text:style-name="P12">Learnability</text:p>
      <text:list xml:id="list105022862086905" text:continue-list="list638356740504662660" text:style-name="WW8Num37">
        <text:list-item>
          <text:p text:style-name="P56">The user documentation and help should be complete</text:p>
        </text:list-item>
        <text:list-item>
          <text:p text:style-name="P56">The help should be context sensitive and explain how to achieve common tasks</text:p>
        </text:list-item>
        <text:list-item>
          <text:p text:style-name="P56">The system should be easy to learn</text:p>
        </text:list-item>
      </text:list>
      <text:p text:style-name="Text_20_body"><text:span text:style-name="T12">(See </text:span><text:a xlink:type="simple" xlink:href="http://www.usabilitynet.org/" text:style-name="Internet_20_link" text:visited-style-name="Visited_20_Internet_20_Link"><text:span text:style-name="Internet_20_link"><text:span text:style-name="T12">http://www.usabilitynet.org/</text:span></text:span></text:a><text:span text:style-name="T12">) </text:span></text:p>
      <text:h text:style-name="P46" text:outline-level="2"><text:bookmark-start text:name="__RefHeading___Toc191724243"/>Performance<text:bookmark-end text:name="__RefHeading___Toc191724243"/></text:h>
      <text:p text:style-name="P13">Specify static and dynamic numerical requirements placed on the system or on human interaction with the system:</text:p>
      <text:list xml:id="list105023320911423" text:continue-numbering="true" text:style-name="WW8Num37">
        <text:list-item>
          <text:p text:style-name="P50">Static numerical requirements may include the number of terminals to be supported, the number of simultaneous users to be supported, and the amount and type of information to be handled.</text:p>
        </text:list-item>
        <text:list-item>
          <text:p text:style-name="P50"><text:soft-page-break/>Dynamic numerical requirements may include the number of transactions and tasks and the amount of data to be processed within certain time period for both normal and peak workload conditions.</text:p>
        </text:list-item>
      </text:list>
      <text:p text:style-name="P13">All of these requirements should be stated in measurable form. For example, "95% of the transactions shall be processed in less than 1 second" rather than “an operator shall not have to wait for the transaction to complete”.</text:p>
      <text:h text:style-name="P49" text:outline-level="3"><text:bookmark-start text:name="__RefHeading___Toc191724244"/>Capacity<text:bookmark-end text:name="__RefHeading___Toc191724244"/></text:h>
      <text:p text:style-name="P16">Include measurable capacity requirements (e.g., the number of simultaneous users to be supported, the maximum simultaneous user load, per-user memory requirements, expected application throughput)</text:p>
      <text:h text:style-name="P49" text:outline-level="3"><text:bookmark-start text:name="__RefHeading___Toc191724245"/>Availability<text:bookmark-end text:name="__RefHeading___Toc191724245"/></text:h>
      <text:p text:style-name="P16">Include specific and measurable requirements for:</text:p>
      <text:list xml:id="list105023904742905" text:continue-numbering="true" text:style-name="WW8Num37">
        <text:list-item>
          <text:p text:style-name="P55">Hours of operation</text:p>
        </text:list-item>
        <text:list-item>
          <text:p text:style-name="P55">Level of availability required</text:p>
        </text:list-item>
        <text:list-item>
          <text:p text:style-name="P55">Coverage for geographic areas</text:p>
        </text:list-item>
        <text:list-item>
          <text:p text:style-name="P55">Impact of downtime on users and business operations</text:p>
        </text:list-item>
        <text:list-item>
          <text:p text:style-name="P55">Impact of scheduled and unscheduled maintenance on uptime and maintenance communications procedures</text:p>
        </text:list-item>
        <text:list-item>
          <text:p text:style-name="P50">reliability (e.g., acceptable mean time between failures (MTBF), or <text:s/>the maximum permitted number of failures per hour).</text:p>
        </text:list-item>
      </text:list>
      <text:h text:style-name="P49" text:outline-level="3"><text:bookmark-start text:name="__RefHeading___Toc191724246"/>Latency<text:bookmark-end text:name="__RefHeading___Toc191724246"/></text:h>
      <text:p text:style-name="P16">Include explicit latency requirements, e.g., the maximum acceptable time (or average time) for a service request.</text:p>
      <text:h text:style-name="P46" text:outline-level="2"><text:bookmark-start text:name="__RefHeading___Toc191724247"/>Manageability/Maintainability <text:bookmark-end text:name="__RefHeading___Toc191724247"/></text:h>
      <text:h text:style-name="P49" text:outline-level="3"><text:bookmark-start text:name="__RefHeading___Toc191724248"/>Monitoring<text:bookmark-end text:name="__RefHeading___Toc191724248"/></text:h>
      <text:p text:style-name="P16">Include any requirements for product or service health monitoring, failure conditions, error detection, logging, and correction.</text:p>
      <text:h text:style-name="P49" text:outline-level="3"><text:bookmark-start text:name="__RefHeading___Toc191724249"/>Maintenance<text:bookmark-end text:name="__RefHeading___Toc191724249"/></text:h>
      <text:p text:style-name="P13">Specify attributes of the system that relate to ease of maintenance. These requirements may relate to modularity, complexity, or interface design. Requirements should not be placed here simply because they are thought to be good design practices.</text:p>
      <text:h text:style-name="P49" text:outline-level="3"><text:bookmark-start text:name="__RefHeading___Toc191724250"/>Operations<text:bookmark-end text:name="__RefHeading___Toc191724250"/></text:h>
      <text:p text:style-name="P13">Specify any normal and special operations required by the user, including:</text:p>
      <text:list xml:id="list105024376188193" text:continue-numbering="true" text:style-name="WW8Num37">
        <text:list-item>
          <text:p text:style-name="P50">periods of interactive operations and periods of unattended operations</text:p>
        </text:list-item>
        <text:list-item>
          <text:p text:style-name="P50">data processing support functions</text:p>
        </text:list-item>
        <text:list-item>
          <text:p text:style-name="P50">backup and recovery operations</text:p>
        </text:list-item>
        <text:list-item>
          <text:p text:style-name="P50">safety considerations and requirements</text:p>
        </text:list-item>
        <text:list-item>
          <text:p text:style-name="P50">disaster recovery and business resumption </text:p>
        </text:list-item>
      </text:list>
      <text:h text:style-name="P40" text:outline-level="2"><text:bookmark-start text:name="_Ref164069404"/><text:bookmark-start text:name="_Ref164070228"/><text:bookmark-start text:name="__RefHeading___Toc191724251"/><text:bookmark-start text:name="_Ref162756010"/><text:soft-page-break/>System Interface/Integration<text:bookmark-end text:name="_Ref164069404"/><text:bookmark-end text:name="_Ref164070228"/><text:bookmark-end text:name="__RefHeading___Toc191724251"/><text:bookmark-end text:name="_Ref162756010"/></text:h>
      <text:p text:style-name="P13">Specify the use of other required products (e.g., a database or operating system), and interfaces with other systems (e.g., UWHires package interfaces with PubCookie and ODS, HEPPS system interfaces with Budget system). For each interface, define the interface in terms of message format and content. For well-documented interfaces, simply provide a reference to the documentation.</text:p>
      <text:p text:style-name="P13">Outline each interface between the product and the hardware or network components of the system. This includes configuration characteristics (e.g., number of ports, instruction sets), what devices are to be supported, and protocols (e.g., signal handshake protocols).</text:p>
      <text:h text:style-name="P48" text:outline-level="3"><text:bookmark-start text:name="__RefHeading___Toc191724252"/>Network and Hardware Interfaces<text:bookmark-end text:name="__RefHeading___Toc191724252"/></text:h>
      <text:p text:style-name="P13">Specify the logical characteristics of each interface between the product and the hardware or network components of the system. This includes configuration characteristics (e.g., number of ports, instruction sets), what devices are to be supported, and protocols (e.g., signal handshake protocols).</text:p>
      <text:h text:style-name="P48" text:outline-level="3"><text:bookmark-start text:name="__RefHeading___Toc191724253"/>Systems Interfaces<text:bookmark-end text:name="__RefHeading___Toc191724253"/></text:h>
      <text:p text:style-name="P13">Example systems interface requirements:</text:p>
      <text:list xml:id="list7970929081842016735" text:style-name="WW8Num16">
        <text:list-item>
          <text:p text:style-name="P73">System1-to-System2 Interface</text:p>
        </text:list-item>
      </text:list>
      <text:p text:style-name="P5"><text:span text:style-name="T7">The &lt;external party&gt; will create and send a fixed length text file </text:span><text:span text:style-name="T8">as an email attachment to </text:span><text:a xlink:type="simple" xlink:href="mailto:heppsmai@u.washington.edu" text:style-name="Internet_20_link" text:visited-style-name="Visited_20_Internet_20_Link"><text:span text:style-name="Internet_20_link"><text:span text:style-name="T8">System2mail@u.washington.edu</text:span></text:span></text:a><text:span text:style-name="T7"> </text:span><text:span text:style-name="T8">to be imported into the System2 system for payroll calculation. </text:span><text:span text:style-name="T7"><text:s/>This file must be received on EDIT day by 4:00 PM in order to be processed in the EDIT night run. <text:s/>The requirements below document the file specifications, data transfer process, and specific schedule. <text:s/>This file is referred to as "FileName" in this document.</text:span></text:p>
      <text:p text:style-name="P6">File Structure and <text:s/>Format</text:p>
      <text:list xml:id="list105024259112319" text:continue-numbering="true" text:style-name="WW8Num16">
        <text:list-item>
          <text:list>
            <text:list-item>
              <text:p text:style-name="P74">The FileName file is a fixed length text file.</text:p>
            </text:list-item>
            <text:list-item>
              <text:p text:style-name="P74">The FileName file is an unformatted ASCII file (text-only).</text:p>
            </text:list-item>
            <text:list-item>
              <text:p text:style-name="P74">The FileName file contains a batch totals record and several detail records. </text:p>
            </text:list-item>
          </text:list>
        </text:list-item>
      </text:list>
      <text:p text:style-name="P6">File Description: Batch Totals Record</text:p>
      <text:list xml:id="list105024591417379" text:continue-numbering="true" text:style-name="WW8Num16">
        <text:list-item>
          <text:list>
            <text:list-item>
              <text:p text:style-name="P74">The batch totals record can be placed at the beginning, in the middle, or at the end of the file.</text:p>
            </text:list-item>
            <text:list-item>
              <text:p text:style-name="P74">The batch totals record contains the following:</text:p>
            </text:list-item>
          </text:list>
        </text:list-item>
      </text:list>
      <text:list xml:id="list2501354956021452422" text:style-name="WW8Num30">
        <text:list-item>
          <text:list>
            <text:list-item>
              <text:p text:style-name="P75">Record Type (value: XA)</text:p>
            </text:list-item>
            <text:list-item>
              <text:p text:style-name="P75">Process Type (value: A)</text:p>
            </text:list-item>
            <text:list-item>
              <text:p text:style-name="P75">Batch Number (3 digit number assigned by Payroll Dept)</text:p>
            </text:list-item>
            <text:list-item>
              <text:p text:style-name="P75">Origin Code (AIG)</text:p>
            </text:list-item>
            <text:list-item>
              <text:p text:style-name="P75">Total number of detail records</text:p>
            </text:list-item>
            <text:list-item>
              <text:p text:style-name="P75">Total deduction amount</text:p>
            </text:list-item>
          </text:list>
        </text:list-item>
      </text:list>
      <text:p text:style-name="P6">File Description: Detail Records</text:p>
      <text:list xml:id="list105023436776894" text:continue-list="list105024591417379" text:style-name="WW8Num16">
        <text:list-item>
          <text:list>
            <text:list-item>
              <text:p text:style-name="P74">The FileName file contains a row for each record meeting xxx criteria.</text:p>
            </text:list-item>
            <text:list-item>
              <text:p text:style-name="P74">Each row in the FileName file contains the following fields, comma-delimited and encased in double-quotes where the data includes commas or spaces:</text:p>
            </text:list-item>
          </text:list>
        </text:list-item>
      </text:list>
      <text:list xml:id="list105024404364992" text:continue-list="list105023138981104" text:style-name="WW8Num8">
        <text:list-item>
          <text:p text:style-name="P77">Employee Id</text:p>
        </text:list-item>
        <text:list-item>
          <text:p text:style-name="P77">Record Type</text:p>
        </text:list-item>
        <text:list-item>
          <text:p text:style-name="P77">Process Date (MMDDYY)</text:p>
        </text:list-item>
        <text:list-item>
          <text:p text:style-name="P77"><text:soft-page-break/>XYG Number</text:p>
        </text:list-item>
        <text:list-item>
          <text:p text:style-name="P77">Element Code</text:p>
        </text:list-item>
        <text:list-item>
          <text:p text:style-name="P77">Amount</text:p>
        </text:list-item>
        <text:list-item>
          <text:p text:style-name="P77">Amount Sign</text:p>
        </text:list-item>
        <text:list-item>
          <text:p text:style-name="P77">Year Flag</text:p>
        </text:list-item>
        <text:list-item>
          <text:p text:style-name="P77">Total Amount</text:p>
        </text:list-item>
        <text:list-item>
          <text:p text:style-name="P77">Total Amt Sign</text:p>
        </text:list-item>
      </text:list>
      <text:h text:style-name="P40" text:outline-level="2"><text:bookmark-start text:name="__RefHeading___Toc191724254"/>Security<text:bookmark-end text:name="__RefHeading___Toc191724254"/></text:h>
      <text:h text:style-name="P48" text:outline-level="3"><text:bookmark-start text:name="__RefHeading___Toc191724255"/>Protection<text:bookmark-end text:name="__RefHeading___Toc191724255"/></text:h>
      <text:p text:style-name="P13">Specify the factors that will protect the system from malicious or accidental access, modification, disclosure, destruction, or misuse. For example:</text:p>
      <text:list xml:id="list105024700420480" text:continue-list="list105024376188193" text:style-name="WW8Num37">
        <text:list-item>
          <text:p text:style-name="P56">encryption</text:p>
        </text:list-item>
        <text:list-item>
          <text:p text:style-name="P56">activity logging, historical data sets</text:p>
        </text:list-item>
        <text:list-item>
          <text:p text:style-name="P56">restrictions on intermodule communications</text:p>
        </text:list-item>
        <text:list-item>
          <text:p text:style-name="P56">data integrity checks</text:p>
        </text:list-item>
      </text:list>
      <text:h text:style-name="P48" text:outline-level="3"><text:bookmark-start text:name="__RefHeading___Toc191724256"/>Authorization and Authentication<text:bookmark-end text:name="__RefHeading___Toc191724256"/></text:h>
      <text:p text:style-name="P13">Specify the Authorization and Authentication factors. Consider using standard tools such as PubCookie.</text:p>
      <text:h text:style-name="P40" text:outline-level="2"><text:bookmark-start text:name="__RefHeading___Toc191724257"/>Data Management<text:bookmark-end text:name="__RefHeading___Toc191724257"/></text:h>
      <text:p text:style-name="P13">Specify the requirements for any information that is to be placed into a database, including</text:p>
      <text:list xml:id="list105024982927871" text:continue-numbering="true" text:style-name="WW8Num37">
        <text:list-item>
          <text:p text:style-name="P50">types of information used by various functions</text:p>
        </text:list-item>
        <text:list-item>
          <text:p text:style-name="P50">frequency of use</text:p>
        </text:list-item>
        <text:list-item>
          <text:p text:style-name="P50">data access rules</text:p>
        </text:list-item>
        <text:list-item>
          <text:p text:style-name="P50">data entities and relationships</text:p>
        </text:list-item>
        <text:list-item>
          <text:p text:style-name="P50">integrity constraints</text:p>
        </text:list-item>
        <text:list-item>
          <text:p text:style-name="P50">data retention</text:p>
        </text:list-item>
        <text:list-item>
          <text:p text:style-name="P50">valid range, accuracy, and/or tolerance</text:p>
        </text:list-item>
        <text:list-item>
          <text:p text:style-name="P50">units of measure</text:p>
        </text:list-item>
        <text:list-item>
          <text:p text:style-name="P50">data formats</text:p>
        </text:list-item>
        <text:list-item>
          <text:p text:style-name="P50">default or initial values</text:p>
        </text:list-item>
      </text:list>
      <text:h text:style-name="P40" text:outline-level="2"><text:bookmark-start text:name="__RefHeading___Toc191724258"/>Standards Compliance<text:bookmark-end text:name="__RefHeading___Toc191724258"/></text:h>
      <text:p text:style-name="P13">Specify the requirements derived from existing standards, policies, regulations, or laws (e.g., report format, data naming, accounting procedures, audit tracing). <text:s/>For example, this could specify the requirement for software to trace processing activity. Such traces are needed for some applications to meet minimum regulatory or financial standards. An audit trace requirement may, for example, state that all changes to a payroll database must be recorded in a trace file with before and after values.</text:p>
      <text:h text:style-name="P40" text:outline-level="2"><text:bookmark-start text:name="__RefHeading___Toc191724259"/><text:soft-page-break/>Portability<text:bookmark-end text:name="__RefHeading___Toc191724259"/></text:h>
      <text:p text:style-name="P13">If portability is a requirement, specify attributes of the system that relate to the ease of porting the system to other host machines and/or operating systems. For example, </text:p>
      <text:list xml:id="list105023493455945" text:continue-numbering="true" text:style-name="WW8Num37">
        <text:list-item>
          <text:p text:style-name="P56">Percentage of components with host-dependent code;</text:p>
        </text:list-item>
        <text:list-item>
          <text:p text:style-name="P56">Percentage of code that is host dependent;</text:p>
        </text:list-item>
        <text:list-item>
          <text:p text:style-name="P56">Use of a proven portable language;</text:p>
        </text:list-item>
        <text:list-item>
          <text:p text:style-name="P56">Use of a particular compiler or language subset;</text:p>
        </text:list-item>
        <text:list-item>
          <text:p text:style-name="P56">Use of a particular operating system;</text:p>
        </text:list-item>
        <text:list-item>
          <text:p text:style-name="P50"><text:span text:style-name="T4">The need for environment-independence - the </text:span><text:span text:style-name="T6">product must operate the same regardless of <text:s/>operating systems, networks, development or production environments.</text:span></text:p>
        </text:list-item>
      </text:list>
      <text:h text:style-name="P35" text:outline-level="1"><text:bookmark-start text:name="__RefHeading___Toc191724260"/>User Scenarios/Use Cases<text:bookmark-end text:name="__RefHeading___Toc191724260"/></text:h>
      <text:p text:style-name="P13">Provide a summary of the major functions that the product will perform. <text:s/>Organize the functions to be understandable to the customer or a first time reader. <text:s/>Include use cases and business scenarios, or provide a link to a separate document (or documents). <text:s/>A business scenario:</text:p>
      <text:list xml:id="list105024724839216" text:continue-numbering="true" text:style-name="WW8Num37">
        <text:list-item>
          <text:p text:style-name="P50">Describes a significant business need </text:p>
        </text:list-item>
        <text:list-item>
          <text:p text:style-name="P50">Identifies, documents, and ranks the problem that is driving the scenario</text:p>
        </text:list-item>
        <text:list-item>
          <text:p text:style-name="P50">Describes the business and technical environment that will resolve the problem</text:p>
        </text:list-item>
        <text:list-item>
          <text:p text:style-name="P50">States the desired objectives</text:p>
        </text:list-item>
        <text:list-item>
          <text:p text:style-name="P50">Shows the “Actors” and where they fit in the business model</text:p>
        </text:list-item>
        <text:list-item>
          <text:p text:style-name="P50">Is specific, and measurable, and uses clear metrics for success <text:s/></text:p>
        </text:list-item>
      </text:list>
      <text:h text:style-name="P35" text:outline-level="1"><text:bookmark-start text:name="__RefHeading___Toc191724261"/>Deleted or Deferred Requirements<text:bookmark-end text:name="__RefHeading___Toc191724261"/></text:h>
      <text:p text:style-name="P13">Identify any requirements that have been deleted after approval or that may be delayed until future versions of the system. For examp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7">Req#</text:p>
          </table:table-cell>
          <table:table-cell table:style-name="Table2.B1" office:value-type="string">
            <text:p text:style-name="P17">Business Requirement</text:p>
          </table:table-cell>
          <table:table-cell table:style-name="Table2.B1" office:value-type="string">
            <text:p text:style-name="P17">Status</text:p>
          </table:table-cell>
          <table:table-cell table:style-name="Table2.B1" office:value-type="string">
            <text:p text:style-name="P17">Comments</text:p>
          </table:table-cell>
          <table:table-cell table:style-name="Table2.B1" office:value-type="string">
            <text:p text:style-name="P17">Pri</text:p>
          </table:table-cell>
          <table:table-cell table:style-name="Table2.B1" office:value-type="string">
            <text:p text:style-name="P17">Date Rvwd</text:p>
          </table:table-cell>
          <table:table-cell table:style-name="Table2.G1" office:value-type="string">
            <text:p text:style-name="P17">SME Reviewed /Approved</text:p>
          </table:table-cell>
        </table:table-row>
        <table:table-row table:style-name="Table2.1">
          <table:table-cell table:style-name="Table2.A2" office:value-type="string">
            <text:p text:style-name="P57">BR_LR_01</text:p>
          </table:table-cell>
          <table:table-cell table:style-name="Table2.B2" office:value-type="string">
            <text:p text:style-name="P24">The system should validate the relationship between Bargaining Unit/Location and Job Class.</text:p>
          </table:table-cell>
          <table:table-cell table:style-name="Table2.B2" office:value-type="string">
            <text:p text:style-name="P24">April 2005: Deleted.</text:p>
            <text:p text:style-name="P24">This requirement has been replaced by BR_LR_036 and BR_CC_33.</text:p>
          </table:table-cell>
          <table:table-cell table:style-name="Table2.B2" office:value-type="string">
            <text:p text:style-name="P24">Business Process = “Assigning a Bargaining Unit to an Appointment”</text:p>
          </table:table-cell>
          <table:table-cell table:style-name="Table2.B2" office:value-type="string">
            <text:p text:style-name="P24">1</text:p>
          </table:table-cell>
          <table:table-cell table:style-name="Table2.B2" office:value-type="string">
            <text:p text:style-name="P24">7/13/04</text:p>
          </table:table-cell>
          <table:table-cell table:style-name="Table2.G2" office:value-type="string">
            <text:p text:style-name="P24">Bob Dylan, Mick Jagger</text:p>
          </table:table-cell>
        </table:table-row>
        <table:table-row table:style-name="Table2.1">
          <table:table-cell table:style-name="Table2.A2" office:value-type="string">
            <text:p text:style-name="P57">BR_LR_02</text:p>
          </table:table-cell>
          <table:table-cell table:style-name="Table2.B2" office:value-type="string">
            <text:p text:style-name="P24">The system should validate that the supervisor indicator is correct according to job class.</text:p>
            <text:p text:style-name="P24">Deferred to Phase 2B: 3/29/2005</text:p>
          </table:table-cell>
          <table:table-cell table:style-name="Table2.B2" office:value-type="string">
            <text:p text:style-name="P24">April 2005: Deferred to Phase 2B.</text:p>
          </table:table-cell>
          <table:table-cell table:style-name="Table2.B2" office:value-type="string">
            <text:p text:style-name="P24">Business Process = “Assigning a Bargaining Unit to an Appointment”</text:p>
          </table:table-cell>
          <table:table-cell table:style-name="Table2.B2" office:value-type="string">
            <text:p text:style-name="P24">3</text:p>
          </table:table-cell>
          <table:table-cell table:style-name="Table2.B2" office:value-type="string">
            <text:p text:style-name="P24">7/13/04</text:p>
          </table:table-cell>
          <table:table-cell table:style-name="Table2.G2" office:value-type="string">
            <text:p text:style-name="P24">Bob Dylan, Mick Jagger</text:p>
          </table:table-cell>
        </table:table-row>
        <text:soft-page-break/>
        <table:table-row table:style-name="Table2.1">
          <table:table-cell table:style-name="Table2.A4" office:value-type="string">
            <text:p text:style-name="P57">BR_LR_03</text:p>
          </table:table-cell>
          <table:table-cell table:style-name="Table2.B4" office:value-type="string">
            <text:p text:style-name="P24">The system should derive the bargaining unit code, union code, and supervisor indicator from the job class code and location.</text:p>
          </table:table-cell>
          <table:table-cell table:style-name="Table2.B4" office:value-type="string">
            <text:p text:style-name="P24">April 2005: Deleted </text:p>
            <text:p text:style-name="P24">Replaced by BR_LR_16 and BR_LR_17.</text:p>
          </table:table-cell>
          <table:table-cell table:style-name="Table2.B4" office:value-type="string">
            <text:p text:style-name="P24">Business Process = “Assigning a Bargaining Unit to an Appointment”; <text:s/>This will eliminate the need, typically, for the user to enter the bargaining unit code, union code <text:s/>and supervisor indicator.</text:p>
          </table:table-cell>
          <table:table-cell table:style-name="Table2.B4" office:value-type="string">
            <text:p text:style-name="P24">1</text:p>
          </table:table-cell>
          <table:table-cell table:style-name="Table2.B4" office:value-type="string">
            <text:p text:style-name="P24">7/13/04</text:p>
          </table:table-cell>
          <table:table-cell table:style-name="Table2.G4" office:value-type="string">
            <text:p text:style-name="P24">Bob Dylan, Mick Jagger</text:p>
          </table:table-cell>
        </table:table-row>
      </table:table>
      <text:h text:style-name="P38" text:outline-level="1"><text:bookmark-start text:name="__RefHeading___Toc191724262"/>Requirements Confirmation/Stakeholder sign-off <text:bookmark-end text:name="__RefHeading___Toc191724262"/></text:h>
      <text:p text:style-name="P13">Include documentation of the approval or confirmation of the requirements here. <text:s/>For example: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Meeting Date</text:p>
          </table:table-cell>
          <table:table-cell table:style-name="Table3.B1" office:value-type="string">
            <text:p text:style-name="P17">Attendees (name and role)</text:p>
          </table:table-cell>
          <table:table-cell table:style-name="Table3.C1" office:value-type="string">
            <text:p text:style-name="P17">Comments</text:p>
          </table:table-cell>
        </table:table-row>
        <table:table-row table:style-name="Table3.1">
          <table:table-cell table:style-name="Table3.A2" office:value-type="string">
            <text:p text:style-name="P24">7/13/07</text:p>
          </table:table-cell>
          <table:table-cell table:style-name="Table3.B2" office:value-type="string">
            <text:p text:style-name="P24">Bob Dylan, Labor Relations SME</text:p>
            <text:p text:style-name="P24">Mick Jagger, Labor Relations SME</text:p>
            <text:p text:style-name="P24">Ringo Starr, Technical Project Manager</text:p>
            <text:p text:style-name="P24">Debbie Harry, Technical Analyst</text:p>
            <text:p text:style-name="P24">Janis Joplin, Technical Analyst</text:p>
            <text:p text:style-name="P24">Fred Meyer, Project Manager</text:p>
          </table:table-cell>
          <table:table-cell table:style-name="Table3.C2" office:value-type="string">
            <text:p text:style-name="P24">Confirmed BR_LR_01 – BR_LR_15</text:p>
          </table:table-cell>
        </table:table-row>
        <table:table-row table:style-name="Table3.1">
          <table:table-cell table:style-name="Table3.A3" office:value-type="string">
            <text:p text:style-name="P24">04/15/05</text:p>
          </table:table-cell>
          <table:table-cell table:style-name="Table3.B3" office:value-type="string">
            <text:p text:style-name="P24">Bob Dylan, Labor Relations SME</text:p>
            <text:p text:style-name="P24">Mick Jagger, Labor Relations SME</text:p>
            <text:p text:style-name="P24">Ringo Starr, Technical Project Manager</text:p>
          </table:table-cell>
          <table:table-cell table:style-name="Table3.C3" office:value-type="string">
            <text:p text:style-name="P24">Deferred / Deleted: BR_LR_01 - BR_LR_04, <text:s/>BR_LR_07, BR_LR_12, BR_LR_14, BR_LR_15, BR_LR_06, BR_LR_17</text:p>
          </table:table-cell>
        </table:table-row>
      </table:table>
      <text:p text:style-name="P19"/>
      <text:p text:style-name="P20"><text:bookmark-start text:name="__RefHeading___Toc191724263"/>APPENDIX<text:bookmark-end text:name="__RefHeading___Toc191724263"/></text:p>
      <text:p text:style-name="P13"><text:bookmark-start text:name="_Ref87421269"/>The appendixes are not always considered part of the actual Requirements Specification and are not always necessary. They may include</text:p>
      <text:list xml:id="list105024199903080" text:continue-numbering="true" text:style-name="WW8Num37">
        <text:list-item>
          <text:p text:style-name="P50">Sample input/output formats, descriptions of cost analysis studies, or results of user surveys;</text:p>
        </text:list-item>
        <text:list-item>
          <text:p text:style-name="P50">Supporting or background information that can help the readers of the Requirements Specification;</text:p>
        </text:list-item>
        <text:list-item>
          <text:p text:style-name="P50">A description of the problems to be solved by the system;</text:p>
        </text:list-item>
        <text:list-item>
          <text:p text:style-name="P50">Special packaging instructions for the code and the media to meet security, export, initial loading, or other requirements.</text:p>
        </text:list-item>
      </text:list>
      <text:p text:style-name="P13">When appendixes are included, the Requirements Specification should explicitly state whether or not the appendixes are to be considered part of the requirements.</text:p>
      <text:list xml:id="list9208652088836966553" text:style-name="WW8Num41">
        <text:list-item>
          <text:p text:style-name="P70"><text:bookmark-start text:name="__RefHeading___Toc191724264"/><text:bookmark-end text:name="_Ref87421269"/>Definitions, Acronyms, and Abbreviations<text:bookmark-end text:name="__RefHeading___Toc191724264"/></text:p>
        </text:list-item>
      </text:list>
      <text:p text:style-name="P13">Define all terms, acronyms, and abbreviations used in this document.</text:p>
      <text:list xml:id="list105023419249134" text:continue-numbering="true" text:style-name="WW8Num41">
        <text:list-item>
          <text:p text:style-name="P70"><text:bookmark-start text:name="__RefHeading___Toc191724265"/>References<text:bookmark-end text:name="__RefHeading___Toc191724265"/></text:p>
        </text:list-item>
      </text:list>
      <text:p text:style-name="P13">List all the documents and other materials referenced in this document. </text:p>
      <text:list xml:id="list105025016136079" text:continue-numbering="true" text:style-name="WW8Num41">
        <text:list-item>
          <text:p text:style-name="P70"><text:bookmark-start text:name="__RefHeading___Toc191724266"/>Requirements Traceability Matrix<text:bookmark-end text:name="__RefHeading___Toc191724266"/></text:p>
        </text:list-item>
      </text:list>
      <text:p text:style-name="P13">The following trace matrix examples show one possible use of naming standards for deliverables (FunctionalArea-DocType-NN). <text:s/>The number has no other meaning than to keep the documents unique. <text:s/>For example, the Bargaining Unit Assignment Process Flow would be BUA-PF-01.</text:p>
      <text:p text:style-name="P13">For example (1):</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7">Business Requirement</text:p>
            </table:table-cell>
            <table:table-cell table:style-name="Table4.A1" office:value-type="string">
              <text:p text:style-name="P7">Area</text:p>
            </table:table-cell>
            <table:table-cell table:style-name="Table4.A1" office:value-type="string">
              <text:p text:style-name="P8">Deliverables</text:p>
            </table:table-cell>
            <table:table-cell table:style-name="Table4.D1" office:value-type="string">
              <text:p text:style-name="P7">Status</text:p>
            </table:table-cell>
          </table:table-row>
        </table:table-header-rows>
        <table:table-row table:style-name="Table4.1">
          <table:table-cell table:style-name="Table4.A1" table:number-rows-spanned="3" office:value-type="string">
            <text:p text:style-name="P24">BR_LR_01</text:p>
            <text:p text:style-name="P25"><text:span text:style-name="T4">The system should validate the relationship between Bargaining Unit/Location and Job Class.---Comments: Business Process = "Assigning a Bargaining Unit to an Appointment" (</text:span><text:span text:style-name="T5">Priority 1)</text:span></text:p>
          </table:table-cell>
          <table:table-cell table:style-name="Table4.A1" table:number-rows-spanned="3" office:value-type="string">
            <text:p text:style-name="P24">BUA</text:p>
          </table:table-cell>
          <table:table-cell table:style-name="Table4.A1" office:value-type="string">
            <text:p text:style-name="P24">BUA-CD-01</text:p>
            <text:p text:style-name="P24">Assign BU Conceptual Design</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1</text:p>
            <text:p text:style-name="P24">Derive Bargaining Unit-Process Flow Diagram</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1</text:p>
            <text:p text:style-name="P24">Derive Bargaining Unit-Process Flow Diagram</text:p>
          </table:table-cell>
          <table:table-cell table:style-name="Table4.D1" office:value-type="string">
            <text:p text:style-name="P24">Accepted</text:p>
          </table:table-cell>
        </table:table-row>
        <table:table-row table:style-name="Table4.1">
          <table:table-cell table:style-name="Table4.A1" table:number-rows-spanned="2" office:value-type="string">
            <text:p text:style-name="P24">BR_LR_09</text:p>
            <text:p text:style-name="P25"><text:span text:style-name="T4">The system should provide the capability for the Labor Relations Office to maintain the job class/union relationship.---Comments: Business Process = "Maintenance" (</text:span><text:span text:style-name="T5">Priority 1)</text:span></text:p>
          </table:table-cell>
          <table:table-cell table:style-name="Table4.A1" table:number-rows-spanned="2" office:value-type="string">
            <text:p text:style-name="P24">BUA</text:p>
          </table:table-cell>
          <table:table-cell table:style-name="Table4.A1" office:value-type="string">
            <text:p text:style-name="P24">BUA-CD-01</text:p>
            <text:p text:style-name="P24">Assign BU Conceptual Design</text:p>
          </table:table-cell>
          <table:table-cell table:style-name="Table4.D1" office:value-type="string">
            <text:p text:style-name="P24">Accepted</text:p>
          </table:table-cell>
        </table:table-row>
        <table:table-row table:style-name="Table4.1">
          <table:covered-table-cell/>
          <table:covered-table-cell/>
          <table:table-cell table:style-name="Table4.A1" office:value-type="string">
            <text:p text:style-name="P24">BUA-PF-02</text:p>
            <text:p text:style-name="P24">BU Assignment Rules Maint Process Flow Diagram</text:p>
          </table:table-cell>
          <table:table-cell table:style-name="Table4.D1" office:value-type="string">
            <text:p text:style-name="P24">ReadyForReview</text:p>
          </table:table-cell>
        </table:table-row>
      </table:table>
      <text:p text:style-name="P13">For example (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3">BizReqID</text:p>
            </table:table-cell>
            <table:table-cell table:style-name="Table5.A1" office:value-type="string">
              <text:p text:style-name="P3">Pri</text:p>
            </table:table-cell>
            <table:table-cell table:style-name="Table5.A1" office:value-type="string">
              <text:p text:style-name="P3">Major Area</text:p>
            </table:table-cell>
            <table:table-cell table:style-name="Table5.A1" office:value-type="string">
              <text:p text:style-name="P3">DevTstItems DelivID</text:p>
            </table:table-cell>
            <table:table-cell table:style-name="Table5.A1" office:value-type="string">
              <text:p text:style-name="P3">Deliv Name</text:p>
            </table:table-cell>
            <table:table-cell table:style-name="Table5.F1" office:value-type="string">
              <text:p text:style-name="P3">Status</text:p>
            </table:table-cell>
          </table:table-row>
        </table:table-header-rows>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CD-01</text:p>
          </table:table-cell>
          <table:table-cell table:style-name="Table5.A2" office:value-type="string">
            <text:p text:style-name="P24">Assign BU Conceptual Design</text:p>
          </table:table-cell>
          <table:table-cell table:style-name="Table5.F2" office:value-type="string">
            <text:p text:style-name="P24">Accepted</text:p>
          </table:table-cell>
        </table:table-row>
        <text:soft-page-break/>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DS-02</text:p>
          </table:table-cell>
          <table:table-cell table:style-name="Table5.A2" office:value-type="string">
            <text:p text:style-name="P24">Bargaining Unit Assignment DB Modification Description</text:p>
          </table:table-cell>
          <table:table-cell table:style-name="Table5.F2" office:value-type="string">
            <text:p text:style-name="P24">Accept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PF-01</text:p>
          </table:table-cell>
          <table:table-cell table:style-name="Table5.A2" office:value-type="string">
            <text:p text:style-name="P24">Derive Bargaining Unit-Process Flow Diagram</text:p>
          </table:table-cell>
          <table:table-cell table:style-name="Table5.F2" office:value-type="string">
            <text:p text:style-name="P24">Accept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D-01</text:p>
          </table:table-cell>
          <table:table-cell table:style-name="Table5.A2" office:value-type="string">
            <text:p text:style-name="P24">BU Assign LR UseCase Diagram</text:p>
          </table:table-cell>
          <table:table-cell table:style-name="Table5.F2" office:value-type="string">
            <text:p text:style-name="P24">ReadyForReview</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1</text:p>
          </table:table-cell>
          <table:table-cell table:style-name="Table5.A2" office:value-type="string">
            <text:p text:style-name="P24">BU Assignment by PC UseCase <text:s/>- Add Appointment and Derive UBU</text:p>
          </table:table-cell>
          <table:table-cell table:style-name="Table5.F2" office:value-type="string">
            <text:p text:style-name="P24">Review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2</text:p>
          </table:table-cell>
          <table:table-cell table:style-name="Table5.A2" office:value-type="string">
            <text:p text:style-name="P24">BU Assignment by PC UseCase <text:s/>- Add Appointment (UBU Not Found)</text:p>
          </table:table-cell>
          <table:table-cell table:style-name="Table5.F2" office:value-type="string">
            <text:p text:style-name="P24">Reviewed</text:p>
          </table:table-cell>
        </table:table-row>
        <table:table-row table:style-name="Table5.1">
          <table:table-cell table:style-name="Table5.A2" office:value-type="string">
            <text:p text:style-name="P24">BR_LR_01</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06</text:p>
          </table:table-cell>
          <table:table-cell table:style-name="Table5.A2" office:value-type="string">
            <text:p text:style-name="P24">BU Assignment by PC UseCase <text:s/>- Modify Appointment (Removed UBU)</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CD-01</text:p>
          </table:table-cell>
          <table:table-cell table:style-name="Table5.A2" office:value-type="string">
            <text:p text:style-name="P24">Assign BU Conceptual Design</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DS-02</text:p>
          </table:table-cell>
          <table:table-cell table:style-name="Table5.A2" office:value-type="string">
            <text:p text:style-name="P24">Bargaining Unit Assignment DB Modification Description</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PF-02</text:p>
          </table:table-cell>
          <table:table-cell table:style-name="Table5.A2" office:value-type="string">
            <text:p text:style-name="P24">BU Assignment Rules Maint Process Flow Diagram</text:p>
          </table:table-cell>
          <table:table-cell table:style-name="Table5.F2" office:value-type="string">
            <text:p text:style-name="P24">Accept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D-03</text:p>
          </table:table-cell>
          <table:table-cell table:style-name="Table5.A2" office:value-type="string">
            <text:p text:style-name="P24">BU Assign Rules Maint UseCase Diagram</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45</text:p>
          </table:table-cell>
          <table:table-cell table:style-name="Table5.A2" office:value-type="string">
            <text:p text:style-name="P24">BU Assignment Rules Maint: Successfully Add New Assignment Rule</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1</text:p>
          </table:table-cell>
          <table:table-cell table:style-name="Table5.A2" office:value-type="string">
            <text:p text:style-name="P24">BU Assignment Rules MaintUseCase: Modify Rule</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3</text:p>
          </table:table-cell>
          <table:table-cell table:style-name="Table5.A2" office:value-type="string">
            <text:p text:style-name="P24">BU Assignment Rules MaintUseCase - Review Assignment Rules</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CT-057</text:p>
          </table:table-cell>
          <table:table-cell table:style-name="Table5.A2" office:value-type="string">
            <text:p text:style-name="P24">BU Assignment Rules MaintUseCase: Inactivate Last Rule for a BU</text:p>
          </table:table-cell>
          <table:table-cell table:style-name="Table5.F2" office:value-type="string">
            <text:p text:style-name="P24">Reviewed</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UI-02</text:p>
          </table:table-cell>
          <table:table-cell table:style-name="Table5.A2" office:value-type="string">
            <text:p text:style-name="P24">BU AssignRules Maint UI Mockup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21</text:p>
          </table:table-cell>
          <table:table-cell table:style-name="Table5.A2" office:value-type="string">
            <text:p text:style-name="P24">BU Assignment Rules Maint TestCase: Add New Rule (Associated Job Class Does Not Exist) - Succes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27</text:p>
          </table:table-cell>
          <table:table-cell table:style-name="Table5.A2" office:value-type="string">
            <text:p text:style-name="P24">BU Assignment Rules Maint TestCase: Modify Rule - Success</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35</text:p>
          </table:table-cell>
          <table:table-cell table:style-name="Table5.A2" office:value-type="string">
            <text:p text:style-name="P24">BU Assignment Rules Maint TestCase: Add New Rule (Associated Job Class Does Not Exist) - Error Condition</text:p>
          </table:table-cell>
          <table:table-cell table:style-name="Table5.F2" office:value-type="string">
            <text:p text:style-name="P24">ReadyForReview</text:p>
          </table:table-cell>
        </table:table-row>
        <table:table-row table:style-name="Table5.1">
          <table:table-cell table:style-name="Table5.A2" office:value-type="string">
            <text:p text:style-name="P24">BR_LR_09</text:p>
          </table:table-cell>
          <table:table-cell table:style-name="Table5.A2" office:value-type="string">
            <text:p text:style-name="P24">1</text:p>
          </table:table-cell>
          <table:table-cell table:style-name="Table5.A2" office:value-type="string">
            <text:p text:style-name="P24">BUA</text:p>
          </table:table-cell>
          <table:table-cell table:style-name="Table5.A2" office:value-type="string">
            <text:p text:style-name="P24">BUA-TC-049</text:p>
          </table:table-cell>
          <table:table-cell table:style-name="Table5.A2" office:value-type="string">
            <text:p text:style-name="P24">BU Assignment Rules Maint TestCase: Modify <text:soft-page-break/>Rule - Error Condition</text:p>
          </table:table-cell>
          <table:table-cell table:style-name="Table5.F2" office:value-type="string">
            <text:p text:style-name="P24">ReadyForReview</text:p>
          </table:table-cell>
        </table:table-row>
      </table:table>
      <text:p text:style-name="P13">For example (3):</text:p>
      <table:table table:name="Table6" table:style-name="Table6">
        <table:table-column table:style-name="Table6.A"/>
        <table:table-column table:style-name="Table6.B"/>
        <table:table-column table:style-name="Table6.C" table:number-columns-repeated="3"/>
        <table:table-column table:style-name="Table6.F"/>
        <table:table-column table:style-name="Table6.G" table:number-columns-repeated="4"/>
        <table:table-column table:style-name="Table6.K" table:number-columns-repeated="3"/>
        <table:table-column table:style-name="Table6.N"/>
        <table:table-header-rows>
          <table:table-row table:style-name="Table6.1">
            <table:table-cell table:style-name="Table6.A1" office:value-type="string">
              <text:p text:style-name="P3">BizReqID</text:p>
            </table:table-cell>
            <table:table-cell table:style-name="Table6.B1" office:value-type="string">
              <text:p text:style-name="P3">CD01</text:p>
            </table:table-cell>
            <table:table-cell table:style-name="Table6.B1" office:value-type="string">
              <text:p text:style-name="P3">CD02</text:p>
            </table:table-cell>
            <table:table-cell table:style-name="Table6.B1" office:value-type="string">
              <text:p text:style-name="P3">CD03</text:p>
            </table:table-cell>
            <table:table-cell table:style-name="Table6.B1" office:value-type="string">
              <text:p text:style-name="P3">CD04</text:p>
            </table:table-cell>
            <table:table-cell table:style-name="Table6.B1" office:value-type="string">
              <text:p text:style-name="P3">UI01</text:p>
            </table:table-cell>
            <table:table-cell table:style-name="Table6.B1" office:value-type="string">
              <text:p text:style-name="P3">UI02</text:p>
            </table:table-cell>
            <table:table-cell table:style-name="Table6.B1" office:value-type="string">
              <text:p text:style-name="P3">UCT01</text:p>
            </table:table-cell>
            <table:table-cell table:style-name="Table6.B1" office:value-type="string">
              <text:p text:style-name="P3">UCT02</text:p>
            </table:table-cell>
            <table:table-cell table:style-name="Table6.B1" office:value-type="string">
              <text:p text:style-name="P3">UCT03</text:p>
            </table:table-cell>
            <table:table-cell table:style-name="Table6.B1" office:value-type="string">
              <text:p text:style-name="P3">TC01</text:p>
            </table:table-cell>
            <table:table-cell table:style-name="Table6.B1" office:value-type="string">
              <text:p text:style-name="P3">TC02</text:p>
            </table:table-cell>
            <table:table-cell table:style-name="Table6.B1" office:value-type="string">
              <text:p text:style-name="P3">TC03</text:p>
            </table:table-cell>
            <table:table-cell table:style-name="Table6.N1" office:value-type="string">
              <text:p text:style-name="P3">TC04</text:p>
            </table:table-cell>
          </table:table-row>
        </table:table-header-rows>
        <table:table-row table:style-name="Table6.1">
          <table:table-cell table:style-name="Table6.A2" office:value-type="string">
            <text:p text:style-name="P24">BR_LR_01</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N2" office:value-type="string">
            <text:p text:style-name="P23"/>
          </table:table-cell>
        </table:table-row>
        <table:table-row table:style-name="Table6.1">
          <table:table-cell table:style-name="Table6.A2" office:value-type="string">
            <text:p text:style-name="P24">BR_LR_09</text:p>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N2" office:value-type="string">
            <text:p text:style-name="P22">X</text:p>
          </table:table-cell>
        </table:table-row>
        <table:table-row table:style-name="Table6.1">
          <table:table-cell table:style-name="Table6.A2" office:value-type="string">
            <text:p text:style-name="P24">BR_LR_10</text:p>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B2" office:value-type="string">
            <text:p text:style-name="P22">X</text:p>
          </table:table-cell>
          <table:table-cell table:style-name="Table6.B2" office:value-type="string">
            <text:p text:style-name="P23"/>
          </table:table-cell>
          <table:table-cell table:style-name="Table6.N2" office:value-type="string">
            <text:p text:style-name="P23"/>
          </table:table-cell>
        </table:table-row>
        <table:table-row table:style-name="Table6.1">
          <table:table-cell table:style-name="Table6.A5" office:value-type="string">
            <text:p text:style-name="P24">BR_LR_11</text:p>
          </table:table-cell>
          <table:table-cell table:style-name="Table6.B5" office:value-type="string">
            <text:p text:style-name="P23"/>
          </table:table-cell>
          <table:table-cell table:style-name="Table6.B5" office:value-type="string">
            <text:p text:style-name="P22">X</text:p>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B5" office:value-type="string">
            <text:p text:style-name="P23"/>
          </table:table-cell>
          <table:table-cell table:style-name="Table6.N5" office:value-type="string">
            <text:p text:style-name="P23"/>
          </table:table-cell>
        </table:table-row>
      </table:table>
      <text:list xml:id="list105024510103284" text:continue-numbering="true" text:style-name="WW8Num41">
        <text:list-item>
          <text:p text:style-name="P71"><text:bookmark-start text:name="_Ref160446666"/><text:bookmark-start text:name="_Ref191721504"/><text:bookmark-start text:name="_Ref191721515"/><text:bookmark-start text:name="__RefHeading___Toc191724267"/><text:bookmark-start text:name="_Ref160446662"/>Organizing the Requirements<text:bookmark-end text:name="_Ref160446666"/><text:bookmark-end text:name="_Ref191721504"/><text:bookmark-end text:name="_Ref191721515"/><text:bookmark-end text:name="__RefHeading___Toc191724267"/><text:bookmark-end text:name="_Ref160446662"/></text:p>
        </text:list-item>
      </text:list>
      <text:p text:style-name="P13">This section is for information only as an aid in preparing the requirements document. <text:s/></text:p>
      <text:p text:style-name="P13">Detailed requirements tend to be extensive. Give careful consideration to your organization scheme. <text:s/>Some examples of organization schemes are described below:</text:p>
      <text:p text:style-name="P28">By System Mode</text:p>
      <text:p text:style-name="P13">Some systems behave quite differently depending on the mode of operation. For example, a control system may have different sets of functions depending on its mode: training, normal, or emergency. </text:p>
      <text:p text:style-name="P28">By User Class</text:p>
      <text:p text:style-name="P13">Some systems provide different sets of functions to different classes of users. For example, an elevator control system presents different capabilities to passengers, maintenance workers, and fire fighters. </text:p>
      <text:p text:style-name="P28">By Objects</text:p>
      <text:p text:style-name="P13">Objects are real-world entities that have a counterpart within the system. For example, in a patient monitoring system, objects include patients, sensors, nurses, rooms, physicians, medicines, etc. Associated with each object is a set of attributes (of that object) and functions (performed by that object). These functions are also called services, methods, or processes. Note that sets of objects may share attributes and services. These are grouped together as classes.</text:p>
      <text:p text:style-name="P28">By Feature</text:p>
      <text:p text:style-name="P13">A feature is an externally desired service by the system that may require a sequence of inputs to affect the desired result. For example, in a telephone system, features include local call, call forwarding, and conference call. Each feature is generally described in a sequence of stimulus-response pairs, and may include validity checks on inputs, exact sequencing of operations, responses to abnormal situations, including error handling and recovery, effects of parameters, relationships of inputs to outputs, including input/output sequences and formulas for input to output.</text:p>
      <text:p text:style-name="P28">By Stimulus</text:p>
      <text:p text:style-name="P13">Some systems can be best organized by describing their functions in terms of stimuli. For example, the functions of an automatic aircraft landing system may be organized into sections for loss of power, wind shear, sudden change in roll, vertical velocity excessive, etc. </text:p>
      <text:p text:style-name="P28">By Response</text:p>
      <text:p text:style-name="P13">Some systems can be best organized by describing all the functions in support of the generation of a response. For example, the functions of a personnel system may be organized into sections corresponding to all functions associated with generating paychecks, all functions associated with generating a current list of employees, etc. </text:p>
      <text:p text:style-name="P28">By Functional Hierarchy</text:p>
      <text:p text:style-name="P13">When none of the above organizational schemes prove helpful, the overall functionality can be organized into a hierarchy of functions organized by common inputs, common outputs, or common internal data access. Data flow diagrams and data dictionaries can be used to show the relationships between and among the functions and data.</text:p>
      <text:p text:style-name="P28">Additional Comments</text:p>
      <text:p text:style-name="P13"><text:soft-page-break/>Whenever a new Requirements Specification is contemplated, more than one of the organizational techniques given above may be appropriate. In such cases, organize the specific requirements for multiple hierarchies tailored to the specific needs of the system under specification. </text:p>
      <text:p text:style-name="P13">There are many notations, methods, and automated support tools available to aid in the documentation of requirements. For the most part, their usefulness is a function of organization. For example, when organizing by mode, finite state machines or state charts may prove helpful; when organizing by object, object-oriented analysis may prove helpful; when organizing by feature, stimulus-response sequences may prove helpful; and when organizing by functional hierarchy, data flow diagrams and data dictionaries may prove helpful.<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text-properties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text-properties fo:font-size="13pt" fo:font-style="normal" style:font-size-asian="13pt" style:font-style-asian="normal" style:font-name-complex="Times New Roman"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Calibri" fo:font-family="Calibri" style:font-family-generic="swiss" style:font-pitch="variable" fo:font-style="italic"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officeooo:rsid="00074432" officeooo:paragraph-rsid="00074432"/>
    </style:style>
    <style:style style:name="MP2"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tyle="italic" fo:font-weight="bold" officeooo:rsid="000dfd38" style:font-style-asian="italic" style:font-weight-asian="bold" style:font-name-complex="Arial" style:font-size-complex="10pt"/>
    </style:style>
    <style:style style:name="MT2" style:family="text">
      <style:text-properties fo:font-style="italic" fo:font-weight="bold" style:font-style-asian="italic" style:font-weight-asian="bold" style:font-name-complex="Arial" style:font-size-complex="10pt"/>
    </style:style>
    <style:style style:name="MT3"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StickPass - </text:span><text:span text:style-name="MT2">Cahier des Charges</text:span></text:p>
      </style:header>
      <style:footer>
        <text:p text:style-name="MP2"><text:span text:style-name="MT3"><text:file-name text:display="full">/home/drulex/School/2016/PFE/documents/cdc.odt</text:file-name></text:span><text:span text:style-name="MT3"><text:tab/></text:span><text:span text:style-name="MT3"><text:modification-date style:data-style-name="N76">16 décembre 2015</text:modification-date></text:span><text:span text:style-name="MT3"><text:tab/>Page </text:span><text:span text:style-name="Page_20_Number"><text:span text:style-name="MT3"><text:page-number style:num-format="1" text:select-page="current">5</text:page-number></text:span></text:span><text:span text:style-name="Page_20_Number"><text:span text:style-name="MT3"> o f <text:s/></text:span></text:span><text:span text:style-name="Page_20_Number"><text:span text:style-name="MT3"><text:page-count style:num-format="1">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Specification</dc:title>
    <meta:initial-creator>Requirements sub-team</meta:initial-creator>
    <meta:creation-date>2013-09-24T11:11:00</meta:creation-date>
    <dc:date>2015-12-16T10:50:22.730317514</dc:date>
    <meta:print-date>2007-03-19T15:01:00</meta:print-date>
    <meta:editing-cycles>23</meta:editing-cycles>
    <meta:generator>LibreOffice/5.0.3.2$Linux_X86_64 LibreOffice_project/00m0$Build-2</meta:generator>
    <meta:editing-duration>PT2H31M51S</meta:editing-duration>
    <meta:document-statistic meta:table-count="6" meta:image-count="0" meta:object-count="0" meta:page-count="16" meta:paragraph-count="494" meta:word-count="3562" meta:character-count="23281" meta:non-whitespace-character-count="20291"/>
  </office:meta>
</office:document-meta>
</file>